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top="0cm" fo:margin-bottom="0cm" loext:contextual-spacing="false" fo:text-align="start" style:justify-single-word="false"/>
      <style:text-properties style:font-name="Liberation Sans" officeooo:rsid="000af01e" officeooo:paragraph-rsid="000e6d28"/>
    </style:style>
    <style:style style:name="P2"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0d9c5a" officeooo:paragraph-rsid="000d9c5a" style:font-style-asian="normal" style:font-weight-asian="normal" style:font-style-complex="normal" style:font-weight-complex="normal"/>
    </style:style>
    <style:style style:name="P3"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0d9c5a" officeooo:paragraph-rsid="001027e6" style:font-style-asian="normal" style:font-weight-asian="normal" style:font-style-complex="normal" style:font-weight-complex="normal"/>
    </style:style>
    <style:style style:name="P4"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21d9ec" officeooo:paragraph-rsid="0021d9ec" style:font-style-asian="normal" style:font-weight-asian="normal" style:font-style-complex="normal" style:font-weight-complex="normal"/>
    </style:style>
    <style:style style:name="P5"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1027e6" officeooo:paragraph-rsid="001027e6" style:font-style-asian="normal" style:font-weight-asian="normal" style:font-style-complex="normal" style:font-weight-complex="normal"/>
    </style:style>
    <style:style style:name="P6"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0b4e04" officeooo:paragraph-rsid="000c2c72" style:font-style-asian="normal" style:font-weight-asian="normal" style:font-style-complex="normal" style:font-weight-complex="normal"/>
    </style:style>
    <style:style style:name="P7" style:family="paragraph" style:parent-style-name="Text_20_body">
      <style:paragraph-properties fo:margin-top="0cm" fo:margin-bottom="0cm" loext:contextual-spacing="false" fo:text-align="start" style:justify-single-word="false"/>
      <style:text-properties style:font-name="Liberation Sans" fo:font-style="normal" fo:font-weight="normal" officeooo:rsid="00182b9b" officeooo:paragraph-rsid="00182b9b" style:font-style-asian="normal" style:font-weight-asian="normal" style:font-style-complex="normal" style:font-weight-complex="normal"/>
    </style:style>
    <style:style style:name="P8" style:family="paragraph" style:parent-style-name="Text_20_body">
      <style:paragraph-properties fo:margin-top="0cm" fo:margin-bottom="0cm" loext:contextual-spacing="false" fo:text-align="start" style:justify-single-word="false"/>
      <style:text-properties style:font-name="Liberation Sans" fo:font-style="normal" officeooo:rsid="002ca868" officeooo:paragraph-rsid="002ca868" style:font-style-asian="normal" style:font-style-complex="normal"/>
    </style:style>
    <style:style style:name="P9" style:family="paragraph" style:parent-style-name="Text_20_body">
      <style:paragraph-properties fo:margin-top="0cm" fo:margin-bottom="0cm" loext:contextual-spacing="false" fo:text-align="start" style:justify-single-word="false"/>
      <style:text-properties style:font-name="Liberation Sans" officeooo:rsid="00422d2a" officeooo:paragraph-rsid="00422d2a"/>
    </style:style>
    <style:style style:name="P10" style:family="paragraph" style:parent-style-name="Text_20_body">
      <style:paragraph-properties fo:margin-top="0cm" fo:margin-bottom="0cm" loext:contextual-spacing="false" fo:text-align="start" style:justify-single-word="false"/>
      <style:text-properties style:font-name="Liberation Sans" officeooo:rsid="0042fdf2" officeooo:paragraph-rsid="0042fdf2"/>
    </style:style>
    <style:style style:name="P11" style:family="paragraph" style:parent-style-name="Text_20_body">
      <style:paragraph-properties fo:margin-top="0cm" fo:margin-bottom="0cm" loext:contextual-spacing="false" fo:text-align="start" style:justify-single-word="false">
        <style:tab-stops>
          <style:tab-stop style:position="1.49cm"/>
        </style:tab-stops>
      </style:paragraph-properties>
      <style:text-properties style:font-name="Liberation Sans" officeooo:rsid="0042fdf2" officeooo:paragraph-rsid="004b00c7"/>
    </style:style>
    <style:style style:name="P12"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fo:font-style="normal" officeooo:rsid="0010692b" officeooo:paragraph-rsid="002ca868" style:font-style-asian="normal" style:font-style-complex="normal"/>
    </style:style>
    <style:style style:name="P13"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fo:font-style="normal" fo:font-weight="bold" officeooo:rsid="0021d9ec" officeooo:paragraph-rsid="0021d9ec" style:font-style-asian="normal" style:font-weight-asian="bold" style:font-style-complex="normal" style:font-weight-complex="bold"/>
    </style:style>
    <style:style style:name="P14"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fo:font-style="normal" fo:font-weight="normal" officeooo:rsid="0021d9ec" officeooo:paragraph-rsid="0021d9ec" style:font-style-asian="normal" style:font-weight-asian="normal" style:font-style-complex="normal" style:font-weight-complex="normal"/>
    </style:style>
    <style:style style:name="P15"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fo:font-style="normal" fo:font-weight="normal" officeooo:rsid="001027e6" officeooo:paragraph-rsid="001027e6" style:font-style-asian="normal" style:font-weight-asian="normal" style:font-style-complex="normal" style:font-weight-complex="normal"/>
    </style:style>
    <style:style style:name="P16"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fo:font-weight="normal" officeooo:rsid="000d9c5a" officeooo:paragraph-rsid="001027e6" style:font-weight-asian="normal" style:font-weight-complex="normal"/>
    </style:style>
    <style:style style:name="P17"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officeooo:rsid="004d7842" officeooo:paragraph-rsid="004d7842"/>
    </style:style>
    <style:style style:name="P18"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officeooo:rsid="004d7842" officeooo:paragraph-rsid="004f138c"/>
    </style:style>
    <style:style style:name="P19"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officeooo:rsid="004d7842" officeooo:paragraph-rsid="004b00c7"/>
    </style:style>
    <style:style style:name="P20" style:family="paragraph" style:parent-style-name="Text_20_body">
      <style:paragraph-properties fo:margin-left="1.251cm" fo:margin-right="0cm" fo:margin-top="0cm" fo:margin-bottom="0cm" loext:contextual-spacing="false" fo:text-align="start" style:justify-single-word="false" fo:text-indent="0cm" style:auto-text-indent="false"/>
      <style:text-properties style:font-name="Liberation Sans" officeooo:rsid="004f138c" officeooo:paragraph-rsid="004b00c7"/>
    </style:style>
    <style:style style:name="P21"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officeooo:rsid="004492ef" officeooo:paragraph-rsid="004f138c"/>
    </style:style>
    <style:style style:name="P22"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Courier 10 Pitch" fo:font-style="normal" fo:font-weight="bold" officeooo:rsid="004d7842" officeooo:paragraph-rsid="004d7842" style:font-style-asian="normal" style:font-weight-asian="bold" style:font-style-complex="normal" style:font-weight-complex="bold"/>
    </style:style>
    <style:style style:name="P23" style:family="paragraph" style:parent-style-name="Text_20_body">
      <style:paragraph-properties fo:margin-left="1.25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Courier 10 Pitch" fo:font-style="normal" fo:font-weight="bold" officeooo:rsid="004d7842" officeooo:paragraph-rsid="004f138c" style:font-style-asian="normal" style:font-weight-asian="bold" style:font-style-complex="normal" style:font-weight-complex="bold"/>
    </style:style>
    <style:style style:name="P24" style:family="paragraph" style:parent-style-name="Text_20_body">
      <style:paragraph-properties fo:margin-left="1.251cm" fo:margin-right="0cm" fo:text-indent="0cm" style:auto-text-indent="false"/>
      <style:text-properties style:font-name="Courier 10 Pitch" fo:font-style="normal" style:text-underline-style="none" fo:font-weight="bold" officeooo:rsid="000c2c72" officeooo:paragraph-rsid="0056c212" style:font-style-asian="normal" style:font-weight-asian="bold" style:font-style-complex="normal" style:font-weight-complex="bold"/>
    </style:style>
    <style:style style:name="P25" style:family="paragraph" style:parent-style-name="Text_20_body">
      <style:paragraph-properties fo:margin-left="2.501cm" fo:margin-right="0cm" fo:margin-top="0cm" fo:margin-bottom="0cm" loext:contextual-spacing="false" fo:text-align="start" style:justify-single-word="false" fo:text-indent="0cm" style:auto-text-indent="false"/>
      <style:text-properties style:font-name="Courier 10 Pitch" fo:font-style="normal" fo:font-weight="bold" officeooo:rsid="000c2c72" officeooo:paragraph-rsid="000c2c72" style:font-style-asian="normal" style:font-weight-asian="bold" style:font-style-complex="normal" style:font-weight-complex="bold"/>
    </style:style>
    <style:style style:name="P26" style:family="paragraph" style:parent-style-name="Text_20_body">
      <style:paragraph-properties fo:margin-left="2.501cm" fo:margin-right="0cm" fo:margin-top="0cm" fo:margin-bottom="0cm" loext:contextual-spacing="false" fo:text-align="start" style:justify-single-word="false" fo:text-indent="0cm" style:auto-text-indent="false"/>
      <style:text-properties style:font-name="Courier 10 Pitch" fo:font-style="normal" fo:font-weight="bold" officeooo:rsid="0032736a" officeooo:paragraph-rsid="000a19f7" style:font-style-asian="normal" style:font-weight-asian="bold" style:font-style-complex="normal" style:font-weight-complex="bold"/>
    </style:style>
    <style:style style:name="P27" style:family="paragraph" style:parent-style-name="Text_20_body">
      <style:paragraph-properties fo:margin-left="2.501cm" fo:margin-right="0cm" fo:margin-top="0cm" fo:margin-bottom="0cm" loext:contextual-spacing="false" fo:text-align="start" style:justify-single-word="false" fo:text-indent="0cm" style:auto-text-indent="false"/>
      <style:text-properties style:font-name="Liberation Sans" officeooo:paragraph-rsid="000a19f7"/>
    </style:style>
    <style:style style:name="P28" style:family="paragraph" style:parent-style-name="Text_20_body">
      <style:paragraph-properties fo:margin-left="2.501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officeooo:rsid="004492ef" officeooo:paragraph-rsid="004d7842"/>
    </style:style>
    <style:style style:name="P2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font-name="Liberation Sans" fo:font-style="normal" fo:font-weight="normal" officeooo:rsid="000c2c72" officeooo:paragraph-rsid="000c2c72" style:font-style-asian="normal" style:font-weight-asian="normal" style:font-style-complex="normal" style:font-weight-complex="normal"/>
    </style:style>
    <style:style style:name="P30"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49cm"/>
        </style:tab-stops>
      </style:paragraph-properties>
      <style:text-properties style:font-name="Liberation Sans" fo:font-style="normal" fo:font-weight="normal" officeooo:rsid="000c2c72" officeooo:paragraph-rsid="000c2c72" style:font-style-asian="normal" style:font-weight-asian="normal" style:font-style-complex="normal" style:font-weight-complex="normal"/>
    </style:style>
    <style:style style:name="P31"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Liberation Sans" officeooo:rsid="00422d2a" officeooo:paragraph-rsid="00510196"/>
    </style:style>
    <style:style style:name="P32" style:family="paragraph" style:parent-style-name="Text_20_body">
      <style:text-properties style:font-name="Liberation Sans" fo:font-size="16.1000003814697pt" fo:font-weight="bold" officeooo:rsid="005807e0" officeooo:paragraph-rsid="005807e0" style:font-size-asian="16.1000003814697pt" style:font-weight-asian="bold" style:font-size-complex="16.1000003814697pt" style:font-weight-complex="bold"/>
    </style:style>
    <style:style style:name="P33" style:family="paragraph" style:parent-style-name="Text_20_body">
      <style:text-properties style:font-name="Liberation Sans" fo:font-size="12pt" fo:font-style="normal" style:text-underline-style="none" fo:font-weight="normal" officeooo:rsid="005807e0" officeooo:paragraph-rsid="005807e0" style:font-size-asian="12pt" style:font-style-asian="normal" style:font-weight-asian="normal" style:font-size-complex="12pt" style:font-style-complex="normal" style:font-weight-complex="normal"/>
    </style:style>
    <style:style style:name="P34" style:family="paragraph" style:parent-style-name="Text_20_body">
      <style:text-properties style:font-name="Liberation Sans" officeooo:rsid="0056c212"/>
    </style:style>
    <style:style style:name="P35" style:family="paragraph" style:parent-style-name="Text_20_body">
      <style:text-properties style:font-name="Liberation Sans" fo:font-style="normal" style:text-underline-style="none" fo:font-weight="normal" officeooo:rsid="005807e0" officeooo:paragraph-rsid="005807e0" style:font-style-asian="normal" style:font-weight-asian="normal" style:font-style-complex="normal" style:font-weight-complex="normal"/>
    </style:style>
    <style:style style:name="P36" style:family="paragraph" style:parent-style-name="Text_20_body" style:master-page-name="">
      <loext:graphic-properties draw:fill="none"/>
      <style:paragraph-properties fo:margin-left="1.499cm" fo:margin-right="0cm" fo:margin-top="0cm" fo:margin-bottom="0.212cm" loext:contextual-spacing="false" fo:text-align="start" style:justify-single-word="false" fo:text-indent="0cm" style:auto-text-indent="false" style:page-number="auto" fo:background-color="transparent"/>
      <style:text-properties style:font-name="Liberation Sans" officeooo:rsid="00347635" officeooo:paragraph-rsid="003a3641"/>
    </style:style>
    <style:style style:name="P37" style:family="paragraph" style:parent-style-name="Text_20_body" style:master-page-name="">
      <loext:graphic-properties draw:fill="none"/>
      <style:paragraph-properties fo:margin-left="1.499cm" fo:margin-right="0cm" fo:margin-top="0cm" fo:margin-bottom="0cm" loext:contextual-spacing="false" fo:text-align="start" style:justify-single-word="false" fo:text-indent="0cm" style:auto-text-indent="false" style:page-number="auto" fo:background-color="transparent"/>
      <style:text-properties style:font-name="Liberation Sans" fo:font-style="normal" officeooo:rsid="002ca868" officeooo:paragraph-rsid="002ca868" style:font-style-asian="normal" style:font-style-complex="normal"/>
    </style:style>
    <style:style style:name="P38" style:family="paragraph" style:parent-style-name="Text_20_body" style:master-page-name="">
      <loext:graphic-properties draw:fill="none"/>
      <style:paragraph-properties fo:margin-left="1.499cm" fo:margin-right="0cm" fo:margin-top="0cm" fo:margin-bottom="0cm" loext:contextual-spacing="false" fo:text-align="start" style:justify-single-word="false" fo:text-indent="0cm" style:auto-text-indent="false" style:page-number="auto" fo:background-color="transparent"/>
      <style:text-properties style:font-name="Liberation Sans" fo:font-style="normal" officeooo:rsid="00171ec3" officeooo:paragraph-rsid="00171ec3" style:font-style-asian="normal" style:font-style-complex="normal"/>
    </style:style>
    <style:style style:name="P39" style:family="paragraph" style:parent-style-name="Text_20_body">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officeooo:paragraph-rsid="00510196"/>
    </style:style>
    <style:style style:name="P40" style:family="paragraph" style:parent-style-name="Text_20_body">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style:font-name="Liberation Sans" officeooo:rsid="00510196" officeooo:paragraph-rsid="00510196"/>
    </style:style>
    <style:style style:name="P41" style:family="paragraph" style:parent-style-name="Text_20_body" style:list-style-name="L1">
      <style:paragraph-properties fo:text-align="start" style:justify-single-word="false"/>
      <style:text-properties officeooo:paragraph-rsid="000a19f7"/>
    </style:style>
    <style:style style:name="P42" style:family="paragraph" style:parent-style-name="Text_20_body" style:list-style-name="L1">
      <style:paragraph-properties fo:text-align="start" style:justify-single-word="false"/>
      <style:text-properties style:font-name="Courier 10 Pitch" fo:font-style="normal" fo:font-weight="bold" officeooo:rsid="0032736a" officeooo:paragraph-rsid="0032736a" style:font-style-asian="normal" style:font-weight-asian="bold" style:font-style-complex="normal" style:font-weight-complex="bold"/>
    </style:style>
    <style:style style:name="P43" style:family="paragraph" style:parent-style-name="Text_20_body" style:list-style-name="L1">
      <style:paragraph-properties fo:text-align="start" style:justify-single-word="false"/>
      <style:text-properties style:font-name="Courier 10 Pitch" fo:font-style="normal" fo:font-weight="bold" officeooo:rsid="0032736a" officeooo:paragraph-rsid="003a3641" style:font-style-asian="normal" style:font-weight-asian="bold" style:font-style-complex="normal" style:font-weight-complex="bold"/>
    </style:style>
    <style:style style:name="P44" style:family="paragraph" style:parent-style-name="Text_20_body" style:list-style-name="L1">
      <style:paragraph-properties fo:text-align="start" style:justify-single-word="false"/>
      <style:text-properties style:font-name="Liberation Sans" officeooo:rsid="00347635" officeooo:paragraph-rsid="00347635"/>
    </style:style>
    <style:style style:name="P45" style:family="paragraph" style:parent-style-name="Text_20_body" style:list-style-name="L1">
      <style:paragraph-properties fo:text-align="start" style:justify-single-word="false"/>
      <style:text-properties style:font-name="Liberation Sans" officeooo:paragraph-rsid="001a00c4"/>
    </style:style>
    <style:style style:name="P46" style:family="paragraph" style:parent-style-name="Text_20_body" style:list-style-name="L1">
      <style:paragraph-properties fo:text-align="start" style:justify-single-word="false"/>
      <style:text-properties style:font-name="Liberation Sans" officeooo:rsid="000a19f7" officeooo:paragraph-rsid="001a00c4"/>
    </style:style>
    <style:style style:name="P47" style:family="paragraph" style:parent-style-name="Text_20_body" style:list-style-name="L1">
      <style:paragraph-properties fo:text-align="start" style:justify-single-word="false"/>
      <style:text-properties style:font-name="Liberation Sans" officeooo:rsid="001a00c4" officeooo:paragraph-rsid="001a00c4"/>
    </style:style>
    <style:style style:name="P48" style:family="paragraph" style:parent-style-name="Text_20_body" style:list-style-name="L1">
      <style:paragraph-properties fo:text-align="start" style:justify-single-word="false"/>
      <style:text-properties style:font-name="Liberation Sans" officeooo:rsid="001a00c4" officeooo:paragraph-rsid="001e4cd0"/>
    </style:style>
    <style:style style:name="P49" style:family="paragraph" style:parent-style-name="Text_20_body" style:list-style-name="L6">
      <style:text-properties style:font-name="Liberation Sans" fo:font-style="normal" style:text-underline-style="none" fo:font-weight="normal" officeooo:rsid="0056c212" officeooo:paragraph-rsid="0056c212" style:font-style-asian="normal" style:font-weight-asian="normal" style:font-style-complex="normal" style:font-weight-complex="normal"/>
    </style:style>
    <style:style style:name="P50" style:family="paragraph" style:parent-style-name="Text_20_body" style:list-style-name="L7">
      <style:text-properties style:font-name="Liberation Sans" fo:font-style="normal" style:text-underline-style="none" fo:font-weight="normal" officeooo:rsid="005807e0" officeooo:paragraph-rsid="005807e0" style:font-style-asian="normal" style:font-weight-asian="normal" style:font-style-complex="normal" style:font-weight-complex="normal"/>
    </style:style>
    <style:style style:name="P51" style:family="paragraph" style:parent-style-name="Text_20_body" style:list-style-name="L7">
      <style:text-properties style:font-name="Liberation Sans" officeooo:rsid="005807e0" officeooo:paragraph-rsid="005807e0"/>
    </style:style>
    <style:style style:name="P52" style:family="paragraph" style:parent-style-name="Text_20_body" style:list-style-name="L1">
      <style:paragraph-properties fo:text-align="start" style:justify-single-word="false"/>
      <style:text-properties style:font-name="Liberation Sans1" fo:font-style="normal" fo:font-weight="normal" officeooo:rsid="0032736a" officeooo:paragraph-rsid="0032736a" style:font-style-asian="normal" style:font-weight-asian="normal" style:font-style-complex="normal" style:font-weight-complex="normal"/>
    </style:style>
    <style:style style:name="P53" style:family="paragraph" style:parent-style-name="Text_20_body" style:list-style-name="L1">
      <style:paragraph-properties fo:margin-top="0cm" fo:margin-bottom="0cm" loext:contextual-spacing="false" fo:text-align="start" style:justify-single-word="false"/>
      <style:text-properties style:font-name="Liberation Sans" officeooo:rsid="001cd0e4" officeooo:paragraph-rsid="0032736a"/>
    </style:style>
    <style:style style:name="P54" style:family="paragraph" style:parent-style-name="Text_20_body" style:list-style-name="L1">
      <style:paragraph-properties fo:margin-top="0cm" fo:margin-bottom="0cm" loext:contextual-spacing="false" fo:text-align="start" style:justify-single-word="false"/>
      <style:text-properties style:font-name="Liberation Sans" officeooo:rsid="001cd0e4" officeooo:paragraph-rsid="001cd0e4"/>
    </style:style>
    <style:style style:name="P55"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1cd0e4"/>
    </style:style>
    <style:style style:name="P56"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364540"/>
    </style:style>
    <style:style style:name="P57"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0af01e"/>
    </style:style>
    <style:style style:name="P58"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145707"/>
    </style:style>
    <style:style style:name="P59"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0e6d28"/>
    </style:style>
    <style:style style:name="P60"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347635"/>
    </style:style>
    <style:style style:name="P61"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5aa6bf"/>
    </style:style>
    <style:style style:name="P62" style:family="paragraph" style:parent-style-name="Text_20_body" style:list-style-name="L1">
      <style:paragraph-properties fo:margin-top="0cm" fo:margin-bottom="0cm" loext:contextual-spacing="false" fo:text-align="start" style:justify-single-word="false"/>
      <style:text-properties style:font-name="Liberation Sans" officeooo:rsid="000af01e" officeooo:paragraph-rsid="0042fdf2"/>
    </style:style>
    <style:style style:name="P63" style:family="paragraph" style:parent-style-name="Text_20_body" style:list-style-name="L1">
      <style:paragraph-properties fo:margin-top="0cm" fo:margin-bottom="0cm" loext:contextual-spacing="false" fo:text-align="start" style:justify-single-word="false"/>
      <style:text-properties style:font-name="Liberation Sans" officeooo:rsid="00347635" officeooo:paragraph-rsid="001cd0e4"/>
    </style:style>
    <style:style style:name="P64" style:family="paragraph" style:parent-style-name="Text_20_body" style:list-style-name="L1">
      <style:paragraph-properties fo:margin-top="0cm" fo:margin-bottom="0cm" loext:contextual-spacing="false" fo:text-align="start" style:justify-single-word="false"/>
      <style:text-properties style:font-name="Liberation Sans" officeooo:rsid="00347635" officeooo:paragraph-rsid="003a0598" fo:background-color="transparent"/>
    </style:style>
    <style:style style:name="P65" style:family="paragraph" style:parent-style-name="Text_20_body" style:list-style-name="L1">
      <style:paragraph-properties fo:margin-top="0cm" fo:margin-bottom="0cm" loext:contextual-spacing="false" fo:text-align="start" style:justify-single-word="false"/>
      <style:text-properties style:font-name="Liberation Sans" officeooo:rsid="00347635" officeooo:paragraph-rsid="003a0598" fo:background-color="#ffff00"/>
    </style:style>
    <style:style style:name="P66" style:family="paragraph" style:parent-style-name="Text_20_body" style:list-style-name="L1">
      <style:paragraph-properties fo:margin-top="0cm" fo:margin-bottom="0cm" loext:contextual-spacing="false" fo:text-align="start" style:justify-single-word="false"/>
      <style:text-properties style:font-name="Liberation Sans" officeooo:rsid="004925cb" officeooo:paragraph-rsid="003e651b"/>
    </style:style>
    <style:style style:name="P67" style:family="paragraph" style:parent-style-name="Text_20_body" style:list-style-name="L1">
      <style:paragraph-properties fo:margin-top="0cm" fo:margin-bottom="0cm" loext:contextual-spacing="false" fo:text-align="start" style:justify-single-word="false"/>
      <style:text-properties style:font-name="Liberation Sans" officeooo:rsid="004925cb" officeooo:paragraph-rsid="00507007"/>
    </style:style>
    <style:style style:name="P68" style:family="paragraph" style:parent-style-name="Text_20_body" style:list-style-name="L1">
      <style:paragraph-properties fo:margin-top="0cm" fo:margin-bottom="0cm" loext:contextual-spacing="false" fo:text-align="start" style:justify-single-word="false"/>
      <style:text-properties style:font-name="Liberation Sans" officeooo:rsid="003e651b" officeooo:paragraph-rsid="003e651b"/>
    </style:style>
    <style:style style:name="P69" style:family="paragraph" style:parent-style-name="Text_20_body" style:list-style-name="L1">
      <style:paragraph-properties fo:margin-top="0cm" fo:margin-bottom="0cm" loext:contextual-spacing="false" fo:text-align="start" style:justify-single-word="false"/>
      <style:text-properties style:font-name="Liberation Sans" officeooo:rsid="003e651b" officeooo:paragraph-rsid="004925cb"/>
    </style:style>
    <style:style style:name="P70" style:family="paragraph" style:parent-style-name="Text_20_body" style:list-style-name="L1">
      <style:paragraph-properties fo:margin-top="0cm" fo:margin-bottom="0cm" loext:contextual-spacing="false" fo:text-align="start" style:justify-single-word="false"/>
      <style:text-properties style:font-name="Liberation Sans" officeooo:paragraph-rsid="000af01e"/>
    </style:style>
    <style:style style:name="P71"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0af01e" officeooo:paragraph-rsid="000af01e" style:font-style-asian="normal" style:font-style-complex="normal"/>
    </style:style>
    <style:style style:name="P72"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0b4e04" officeooo:paragraph-rsid="000c2c72" style:font-style-asian="normal" style:font-style-complex="normal"/>
    </style:style>
    <style:style style:name="P73"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0c2c72" officeooo:paragraph-rsid="000c2c72" style:font-style-asian="normal" style:font-style-complex="normal"/>
    </style:style>
    <style:style style:name="P74"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1bcef2" officeooo:paragraph-rsid="0024fe63" style:font-style-asian="normal" style:font-style-complex="normal"/>
    </style:style>
    <style:style style:name="P75"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2ca868" officeooo:paragraph-rsid="002ca868" style:font-style-asian="normal" style:font-style-complex="normal"/>
    </style:style>
    <style:style style:name="P76"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0d9c5a" officeooo:paragraph-rsid="000d9c5a" style:font-style-asian="normal" style:font-style-complex="normal"/>
    </style:style>
    <style:style style:name="P77"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0d9c5a" officeooo:paragraph-rsid="004c28eb" style:font-style-asian="normal" style:font-style-complex="normal"/>
    </style:style>
    <style:style style:name="P78" style:family="paragraph" style:parent-style-name="Text_20_body" style:list-style-name="L1">
      <style:paragraph-properties fo:margin-top="0cm" fo:margin-bottom="0cm" loext:contextual-spacing="false" fo:text-align="start" style:justify-single-word="false"/>
      <style:text-properties style:font-name="Liberation Sans" fo:font-style="normal" officeooo:rsid="00171ec3" officeooo:paragraph-rsid="004c28eb" style:font-style-asian="normal" style:font-style-complex="normal"/>
    </style:style>
    <style:style style:name="P79" style:family="paragraph" style:parent-style-name="Text_20_body" style:list-style-name="L1">
      <style:paragraph-properties fo:margin-top="0cm" fo:margin-bottom="0cm" loext:contextual-spacing="false" fo:text-align="start" style:justify-single-word="false"/>
      <style:text-properties style:font-name="Liberation Sans" fo:font-style="normal" fo:font-weight="normal" officeooo:rsid="000b4e04" officeooo:paragraph-rsid="000b4e04" style:font-style-asian="normal" style:font-weight-asian="normal" style:font-style-complex="normal" style:font-weight-complex="normal"/>
    </style:style>
    <style:style style:name="P80" style:family="paragraph" style:parent-style-name="Text_20_body" style:list-style-name="L8">
      <style:paragraph-properties fo:margin-top="0cm" fo:margin-bottom="0cm" loext:contextual-spacing="false" fo:text-align="start" style:justify-single-word="false"/>
      <style:text-properties style:font-name="Liberation Sans" fo:font-style="normal" fo:font-weight="normal" officeooo:rsid="00182b9b" officeooo:paragraph-rsid="00182b9b" style:font-style-asian="normal" style:font-weight-asian="normal" style:font-style-complex="normal" style:font-weight-complex="normal"/>
    </style:style>
    <style:style style:name="P81" style:family="paragraph" style:parent-style-name="Text_20_body" style:list-style-name="L8">
      <style:paragraph-properties fo:margin-top="0cm" fo:margin-bottom="0cm" loext:contextual-spacing="false" fo:text-align="start" style:justify-single-word="false"/>
      <style:text-properties style:font-name="Liberation Sans" fo:font-style="normal" fo:font-weight="normal" officeooo:rsid="002e54e4" officeooo:paragraph-rsid="002fc9e0" style:font-style-asian="normal" style:font-weight-asian="normal" style:font-style-complex="normal" style:font-weight-complex="normal"/>
    </style:style>
    <style:style style:name="P82" style:family="paragraph" style:parent-style-name="Text_20_body" style:list-style-name="L8">
      <style:paragraph-properties fo:margin-top="0cm" fo:margin-bottom="0cm" loext:contextual-spacing="false" fo:text-align="start" style:justify-single-word="false"/>
      <style:text-properties style:font-name="Liberation Sans" fo:font-style="normal" fo:font-weight="normal" officeooo:rsid="002e54e4" officeooo:paragraph-rsid="002e54e4" style:font-style-asian="normal" style:font-weight-asian="normal" style:font-style-complex="normal" style:font-weight-complex="normal"/>
    </style:style>
    <style:style style:name="P83" style:family="paragraph" style:parent-style-name="Text_20_body" style:list-style-name="L1">
      <style:paragraph-properties fo:margin-top="0cm" fo:margin-bottom="0cm" loext:contextual-spacing="false" fo:text-align="start" style:justify-single-word="false"/>
      <style:text-properties style:font-name="Liberation Sans" officeooo:rsid="000b4e04" officeooo:paragraph-rsid="000b4e04"/>
    </style:style>
    <style:style style:name="P84" style:family="paragraph" style:parent-style-name="Text_20_body" style:list-style-name="L1">
      <style:paragraph-properties fo:margin-top="0cm" fo:margin-bottom="0cm" loext:contextual-spacing="false" fo:text-align="start" style:justify-single-word="false"/>
      <style:text-properties style:font-name="Liberation Sans" officeooo:rsid="000c2c72" officeooo:paragraph-rsid="000c2c72"/>
    </style:style>
    <style:style style:name="P85" style:family="paragraph" style:parent-style-name="Text_20_body" style:list-style-name="L1">
      <style:paragraph-properties fo:margin-top="0cm" fo:margin-bottom="0cm" loext:contextual-spacing="false" fo:text-align="start" style:justify-single-word="false"/>
      <style:text-properties style:font-name="Liberation Sans" officeooo:rsid="0010692b" officeooo:paragraph-rsid="0024fe63"/>
    </style:style>
    <style:style style:name="P86" style:family="paragraph" style:parent-style-name="Text_20_body" style:list-style-name="L1">
      <style:paragraph-properties fo:margin-top="0cm" fo:margin-bottom="0cm" loext:contextual-spacing="false" fo:text-align="start" style:justify-single-word="false"/>
      <style:text-properties style:font-name="Liberation Sans" officeooo:rsid="0042fdf2" officeooo:paragraph-rsid="00532574"/>
    </style:style>
    <style:style style:name="P87" style:family="paragraph" style:parent-style-name="Text_20_body" style:list-style-name="L1">
      <style:paragraph-properties fo:margin-top="0cm" fo:margin-bottom="0cm" loext:contextual-spacing="false" fo:text-align="start" style:justify-single-word="false"/>
      <style:text-properties style:font-name="Liberation Sans" officeooo:rsid="0042fdf2" officeooo:paragraph-rsid="0042fdf2"/>
    </style:style>
    <style:style style:name="P88" style:family="paragraph" style:parent-style-name="Text_20_body" style:list-style-name="L1">
      <style:paragraph-properties fo:margin-top="0cm" fo:margin-bottom="0cm" loext:contextual-spacing="false" fo:text-align="start" style:justify-single-word="false"/>
      <style:text-properties style:font-name="Liberation Sans" officeooo:rsid="0042fdf2" officeooo:paragraph-rsid="004c28eb"/>
    </style:style>
    <style:style style:name="P89" style:family="paragraph" style:parent-style-name="Text_20_body" style:list-style-name="L1">
      <style:paragraph-properties fo:margin-top="0cm" fo:margin-bottom="0cm" loext:contextual-spacing="false" fo:text-align="start" style:justify-single-word="false"/>
      <style:text-properties style:font-name="Liberation Sans" officeooo:rsid="0040bf3d" officeooo:paragraph-rsid="0040bf3d"/>
    </style:style>
    <style:style style:name="P90" style:family="paragraph" style:parent-style-name="Text_20_body" style:list-style-name="L1">
      <style:paragraph-properties fo:margin-top="0cm" fo:margin-bottom="0cm" loext:contextual-spacing="false" fo:text-align="start" style:justify-single-word="false"/>
      <style:text-properties style:font-name="Liberation Sans" officeooo:rsid="00422d2a" officeooo:paragraph-rsid="00422d2a"/>
    </style:style>
    <style:style style:name="P91" style:family="paragraph" style:parent-style-name="Text_20_body" style:list-style-name="L1">
      <style:paragraph-properties fo:margin-top="0cm" fo:margin-bottom="0cm" loext:contextual-spacing="false" fo:text-align="start" style:justify-single-word="false"/>
      <style:text-properties style:font-name="Liberation Sans" officeooo:rsid="00422d2a" officeooo:paragraph-rsid="004925cb"/>
    </style:style>
    <style:style style:name="P92" style:family="paragraph" style:parent-style-name="Text_20_body" style:list-style-name="L4">
      <loext:graphic-properties draw:fill="none"/>
      <style:paragraph-properties fo:margin-top="0cm" fo:margin-bottom="0cm" loext:contextual-spacing="false" fo:text-align="start" style:justify-single-word="false" fo:background-color="transparent"/>
      <style:text-properties style:font-name="Liberation Sans" officeooo:rsid="00536ce8" officeooo:paragraph-rsid="0059e081"/>
    </style:style>
    <style:style style:name="P93" style:family="paragraph" style:parent-style-name="Text_20_body" style:list-style-name="L4">
      <loext:graphic-properties draw:fill="none"/>
      <style:paragraph-properties fo:margin-top="0cm" fo:margin-bottom="0cm" loext:contextual-spacing="false" fo:text-align="start" style:justify-single-word="false" fo:background-color="transparent"/>
      <style:text-properties style:font-name="Liberation Sans" officeooo:rsid="0054db9d" officeooo:paragraph-rsid="0059e081"/>
    </style:style>
    <style:style style:name="P94" style:family="paragraph" style:parent-style-name="Text_20_body" style:list-style-name="L1">
      <style:paragraph-properties fo:margin-top="0cm" fo:margin-bottom="0cm" loext:contextual-spacing="false" fo:text-align="start" style:justify-single-word="false"/>
      <style:text-properties style:font-name="Liberation Sans" officeooo:rsid="005aa6bf" officeooo:paragraph-rsid="005aa6bf"/>
    </style:style>
    <style:style style:name="P95" style:family="paragraph" style:parent-style-name="Text_20_body" style:list-style-name="L1">
      <style:paragraph-properties fo:margin-top="0cm" fo:margin-bottom="0cm" loext:contextual-spacing="false" fo:text-align="start" style:justify-single-word="false"/>
      <style:text-properties style:font-name="Liberation Sans" officeooo:rsid="004492ef" officeooo:paragraph-rsid="0042fdf2"/>
    </style:style>
    <style:style style:name="P96" style:family="paragraph" style:parent-style-name="Text_20_body" style:list-style-name="L1">
      <style:paragraph-properties fo:margin-top="0cm" fo:margin-bottom="0cm" loext:contextual-spacing="false" fo:text-align="start" style:justify-single-word="false"/>
      <style:text-properties style:font-name="Liberation Sans" officeooo:rsid="004b00c7" officeooo:paragraph-rsid="004b00c7"/>
    </style:style>
    <style:style style:name="P97" style:family="paragraph" style:parent-style-name="Text_20_body" style:list-style-name="L1">
      <style:paragraph-properties fo:margin-top="0cm" fo:margin-bottom="0cm" loext:contextual-spacing="false" fo:text-align="start" style:justify-single-word="false"/>
      <style:text-properties style:font-name="Liberation Sans" officeooo:rsid="004c28eb" officeooo:paragraph-rsid="004c28eb"/>
    </style:style>
    <style:style style:name="P98" style:family="paragraph" style:parent-style-name="Text_20_body" style:list-style-name="L1">
      <style:paragraph-properties fo:margin-top="0cm" fo:margin-bottom="0cm" loext:contextual-spacing="false" fo:text-align="start" style:justify-single-word="false"/>
      <style:text-properties style:font-name="Liberation Sans" officeooo:rsid="000d9c5a" officeooo:paragraph-rsid="004c28eb"/>
    </style:style>
    <style:style style:name="P99" style:family="paragraph" style:parent-style-name="Text_20_body" style:list-style-name="L8">
      <style:paragraph-properties fo:margin-top="0cm" fo:margin-bottom="0cm" loext:contextual-spacing="false" fo:text-align="start" style:justify-single-word="false"/>
      <style:text-properties style:font-name="Liberation Sans" fo:font-size="16.1000003814697pt" fo:font-style="normal" fo:font-weight="bold" officeooo:rsid="00507007" officeooo:paragraph-rsid="00507007" style:font-name-asian="WenQuanYi Zen Hei Sharp" style:font-size-asian="16.1000003814697pt" style:font-style-asian="normal" style:font-weight-asian="bold" style:font-name-complex="Lohit Devanagari" style:font-size-complex="16.1000003814697pt" style:font-style-complex="normal" style:font-weight-complex="bold"/>
    </style:style>
    <style:style style:name="P100" style:family="paragraph" style:parent-style-name="Text_20_body" style:list-style-name="L1">
      <style:paragraph-properties fo:margin-top="0cm" fo:margin-bottom="0cm" loext:contextual-spacing="false" fo:text-align="start" style:justify-single-word="false"/>
      <style:text-properties style:font-name="Liberation Sans" officeooo:rsid="005bd1be" officeooo:paragraph-rsid="005bd1be"/>
    </style:style>
    <style:style style:name="P101" style:family="paragraph" style:parent-style-name="Text_20_body" style:list-style-name="L1">
      <style:paragraph-properties fo:margin-top="0cm" fo:margin-bottom="0cm" loext:contextual-spacing="false" fo:text-align="start" style:justify-single-word="false"/>
      <style:text-properties officeooo:paragraph-rsid="003e651b"/>
    </style:style>
    <style:style style:name="P102" style:family="paragraph" style:parent-style-name="Text_20_body" style:list-style-name="L1">
      <style:paragraph-properties fo:margin-top="0cm" fo:margin-bottom="0cm" loext:contextual-spacing="false" fo:text-align="start" style:justify-single-word="false"/>
      <style:text-properties officeooo:paragraph-rsid="0024fe63"/>
    </style:style>
    <style:style style:name="P103" style:family="paragraph" style:parent-style-name="Text_20_body" style:list-style-name="L9">
      <style:paragraph-properties fo:margin-top="0cm" fo:margin-bottom="0cm" loext:contextual-spacing="false" fo:text-align="start" style:justify-single-word="false"/>
      <style:text-properties officeooo:paragraph-rsid="001027e6"/>
    </style:style>
    <style:style style:name="P104" style:family="paragraph" style:parent-style-name="Text_20_body" style:list-style-name="L8">
      <style:paragraph-properties fo:margin-top="0cm" fo:margin-bottom="0cm" loext:contextual-spacing="false" fo:text-align="start" style:justify-single-word="false"/>
      <style:text-properties officeooo:paragraph-rsid="0021d9ec"/>
    </style:style>
    <style:style style:name="P105" style:family="paragraph" style:parent-style-name="Text_20_body" style:list-style-name="L8">
      <style:paragraph-properties fo:margin-top="0cm" fo:margin-bottom="0cm" loext:contextual-spacing="false" fo:text-align="start" style:justify-single-word="false"/>
      <style:text-properties officeooo:paragraph-rsid="002fc9e0"/>
    </style:style>
    <style:style style:name="P106" style:family="paragraph" style:parent-style-name="Text_20_body" style:list-style-name="L8">
      <style:paragraph-properties fo:margin-top="0cm" fo:margin-bottom="0cm" loext:contextual-spacing="false" fo:text-align="start" style:justify-single-word="false"/>
      <style:text-properties officeooo:paragraph-rsid="005dd90f"/>
    </style:style>
    <style:style style:name="P107"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0c2c72" officeooo:paragraph-rsid="000e6d28" style:font-style-asian="normal" style:font-weight-asian="bold" style:font-style-complex="normal" style:font-weight-complex="bold"/>
    </style:style>
    <style:style style:name="P108"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0c2c72" officeooo:paragraph-rsid="003a5786" style:font-style-asian="normal" style:font-weight-asian="bold" style:font-style-complex="normal" style:font-weight-complex="bold"/>
    </style:style>
    <style:style style:name="P109"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0c2c72" officeooo:paragraph-rsid="00333357" style:font-style-asian="normal" style:font-weight-asian="bold" style:font-style-complex="normal" style:font-weight-complex="bold"/>
    </style:style>
    <style:style style:name="P110"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0c2c72" officeooo:paragraph-rsid="004c28eb" style:font-style-asian="normal" style:font-weight-asian="bold" style:font-style-complex="normal" style:font-weight-complex="bold"/>
    </style:style>
    <style:style style:name="P111"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3a5786" officeooo:paragraph-rsid="003a5786" style:font-style-asian="normal" style:font-weight-asian="bold" style:font-style-complex="normal" style:font-weight-complex="bold"/>
    </style:style>
    <style:style style:name="P112"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4b00c7" officeooo:paragraph-rsid="00532574" style:font-style-asian="normal" style:font-weight-asian="bold" style:font-style-complex="normal" style:font-weight-complex="bold"/>
    </style:style>
    <style:style style:name="P113"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422d2a" officeooo:paragraph-rsid="00532574" style:font-style-asian="normal" style:font-weight-asian="bold" style:font-style-complex="normal" style:font-weight-complex="bold"/>
    </style:style>
    <style:style style:name="P114"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422d2a" officeooo:paragraph-rsid="00422d2a" style:font-style-asian="normal" style:font-weight-asian="bold" style:font-style-complex="normal" style:font-weight-complex="bold"/>
    </style:style>
    <style:style style:name="P115" style:family="paragraph" style:parent-style-name="Text_20_body" style:list-style-name="L1">
      <style:paragraph-properties fo:margin-top="0cm" fo:margin-bottom="0cm" loext:contextual-spacing="false" fo:text-align="start" style:justify-single-word="false"/>
      <style:text-properties style:font-name="Courier 10 Pitch" fo:font-style="normal" fo:font-weight="bold" officeooo:rsid="0042fdf2" officeooo:paragraph-rsid="0042fdf2" style:font-style-asian="normal" style:font-weight-asian="bold" style:font-style-complex="normal" style:font-weight-complex="bold"/>
    </style:style>
    <style:style style:name="P116" style:family="paragraph" style:parent-style-name="Text_20_body" style:list-style-name="L8">
      <style:paragraph-properties fo:margin-top="0cm" fo:margin-bottom="0cm" loext:contextual-spacing="false" fo:text-align="start" style:justify-single-word="false"/>
      <style:text-properties officeooo:rsid="002e54e4" officeooo:paragraph-rsid="002e54e4"/>
    </style:style>
    <style:style style:name="P117" style:family="paragraph" style:parent-style-name="Text_20_body" style:list-style-name="L1">
      <style:paragraph-properties fo:margin-top="0cm" fo:margin-bottom="0cm" loext:contextual-spacing="false" fo:text-align="start" style:justify-single-word="false"/>
      <style:text-properties style:font-name="Liberation Sans1" officeooo:rsid="000af01e" officeooo:paragraph-rsid="003e651b"/>
    </style:style>
    <style:style style:name="P118" style:family="paragraph" style:parent-style-name="Text_20_body" style:list-style-name="L1">
      <style:paragraph-properties fo:margin-top="0cm" fo:margin-bottom="0cm" loext:contextual-spacing="false" fo:text-align="start" style:justify-single-word="false"/>
      <style:text-properties style:font-name="Liberation Sans1" officeooo:rsid="000af01e" officeooo:paragraph-rsid="00532574"/>
    </style:style>
    <style:style style:name="P119" style:family="paragraph" style:parent-style-name="Text_20_body" style:list-style-name="L1">
      <style:paragraph-properties fo:margin-top="0cm" fo:margin-bottom="0cm" loext:contextual-spacing="false" fo:text-align="start" style:justify-single-word="false"/>
      <style:text-properties style:font-name="Liberation Sans1" officeooo:paragraph-rsid="004925cb"/>
    </style:style>
    <style:style style:name="P120" style:family="paragraph" style:parent-style-name="Text_20_body" style:list-style-name="L1">
      <style:paragraph-properties fo:margin-top="0cm" fo:margin-bottom="0cm" loext:contextual-spacing="false" fo:text-align="start" style:justify-single-word="false"/>
      <style:text-properties style:font-name="Liberation Sans1" officeooo:rsid="003e651b" officeooo:paragraph-rsid="004925cb"/>
    </style:style>
    <style:style style:name="P121" style:family="paragraph" style:parent-style-name="Text_20_body" style:list-style-name="L1">
      <style:paragraph-properties fo:margin-top="0cm" fo:margin-bottom="0cm" loext:contextual-spacing="false" fo:text-align="start" style:justify-single-word="false"/>
      <style:text-properties style:font-name="Liberation Sans1" officeooo:rsid="00536ce8" officeooo:paragraph-rsid="00536ce8"/>
    </style:style>
    <style:style style:name="P122" style:family="paragraph" style:parent-style-name="Text_20_body" style:list-style-name="L1">
      <style:paragraph-properties fo:margin-top="0cm" fo:margin-bottom="0cm" loext:contextual-spacing="false" fo:text-align="start" style:justify-single-word="false" fo:break-before="page"/>
      <style:text-properties officeooo:paragraph-rsid="00507007"/>
    </style:style>
    <style:style style:name="P123" style:family="paragraph" style:parent-style-name="Text_20_body" style:list-style-name="L8">
      <style:paragraph-properties fo:margin-top="0cm" fo:margin-bottom="0cm" loext:contextual-spacing="false" fo:text-align="start" style:justify-single-word="false" fo:break-before="page"/>
      <style:text-properties style:font-name="Liberation Sans" fo:font-style="normal" fo:font-weight="bold" officeooo:rsid="00364540" officeooo:paragraph-rsid="00507007" style:font-style-asian="normal" style:font-weight-asian="bold" style:font-style-complex="normal" style:font-weight-complex="bold"/>
    </style:style>
    <style:style style:name="P124" style:family="paragraph" style:parent-style-name="Text_20_body" style:list-style-name="L1">
      <style:paragraph-properties fo:margin-top="0cm" fo:margin-bottom="0cm" loext:contextual-spacing="false" fo:text-align="start" style:justify-single-word="false" style:writing-mode="page"/>
      <style:text-properties style:font-name="Courier 10 Pitch" fo:font-style="normal" fo:font-weight="bold" officeooo:rsid="0032736a" officeooo:paragraph-rsid="0032736a" style:font-style-asian="normal" style:font-weight-asian="bold" style:font-style-complex="normal" style:font-weight-complex="bold"/>
    </style:style>
    <style:style style:name="P125" style:family="paragraph" style:parent-style-name="Text_20_body" style:list-style-name="L1">
      <style:paragraph-properties fo:margin-top="0cm" fo:margin-bottom="0cm" loext:contextual-spacing="false" fo:text-align="start" style:justify-single-word="false" style:writing-mode="page"/>
      <style:text-properties style:font-name="Courier 10 Pitch" fo:font-style="normal" fo:font-weight="bold" officeooo:rsid="0032736a" officeooo:paragraph-rsid="003a3641" style:font-style-asian="normal" style:font-weight-asian="bold" style:font-style-complex="normal" style:font-weight-complex="bold"/>
    </style:style>
    <style:style style:name="P126" style:family="paragraph" style:parent-style-name="Text_20_body" style:list-style-name="L1">
      <style:paragraph-properties fo:margin-top="0cm" fo:margin-bottom="0cm" loext:contextual-spacing="false" fo:text-align="start" style:justify-single-word="false" style:writing-mode="page"/>
      <style:text-properties style:font-name="Courier 10 Pitch" fo:font-style="normal" fo:font-weight="bold" officeooo:rsid="0032736a" officeooo:paragraph-rsid="005bd1be" style:font-style-asian="normal" style:font-weight-asian="bold" style:font-style-complex="normal" style:font-weight-complex="bold"/>
    </style:style>
    <style:style style:name="P127" style:family="paragraph" style:parent-style-name="Text_20_body" style:list-style-name="L1">
      <style:paragraph-properties fo:margin-left="2.501cm" fo:margin-right="0cm" fo:margin-top="0cm" fo:margin-bottom="0cm" loext:contextual-spacing="false" fo:text-align="start" style:justify-single-word="false" fo:text-indent="-0.635cm" style:auto-text-indent="false"/>
      <style:text-properties style:font-name="Liberation Sans" officeooo:rsid="000d9c5a" officeooo:paragraph-rsid="000d9c5a"/>
    </style:style>
    <style:style style:name="P128" style:family="paragraph" style:parent-style-name="Text_20_body" style:list-style-name="L8">
      <style:paragraph-properties fo:margin-left="2.501cm" fo:margin-right="0cm" fo:margin-top="0cm" fo:margin-bottom="0cm" loext:contextual-spacing="false" fo:text-align="start" style:justify-single-word="false" fo:text-indent="-0.635cm" style:auto-text-indent="false"/>
      <style:text-properties style:font-name="Liberation Sans" fo:font-weight="normal" officeooo:rsid="001606f8" officeooo:paragraph-rsid="001606f8" style:font-weight-asian="normal" style:font-weight-complex="normal"/>
    </style:style>
    <style:style style:name="P129" style:family="paragraph" style:parent-style-name="Text_20_body" style:list-style-name="L8">
      <style:paragraph-properties fo:margin-left="2.501cm" fo:margin-right="0cm" fo:margin-top="0cm" fo:margin-bottom="0cm" loext:contextual-spacing="false" fo:text-align="start" style:justify-single-word="false" fo:text-indent="-0.635cm" style:auto-text-indent="false"/>
      <style:text-properties style:font-name="Liberation Sans" fo:font-weight="normal" officeooo:rsid="000d9c5a" officeooo:paragraph-rsid="001027e6" style:font-weight-asian="normal" style:font-weight-complex="normal"/>
    </style:style>
    <style:style style:name="P130" style:family="paragraph" style:parent-style-name="Text_20_body" style:list-style-name="L8">
      <style:paragraph-properties fo:margin-left="2.501cm" fo:margin-right="0cm" fo:margin-top="0cm" fo:margin-bottom="0cm" loext:contextual-spacing="false" fo:text-align="start" style:justify-single-word="false" fo:text-indent="-0.635cm" style:auto-text-indent="false"/>
      <style:text-properties style:font-name="Liberation Sans" fo:font-style="normal" fo:font-weight="normal" officeooo:rsid="001606f8" officeooo:paragraph-rsid="001606f8" style:font-style-asian="normal" style:font-weight-asian="normal" style:font-style-complex="normal" style:font-weight-complex="normal"/>
    </style:style>
    <style:style style:name="P131" style:family="paragraph" style:parent-style-name="Text_20_body" style:list-style-name="L8">
      <style:paragraph-properties fo:margin-left="2.501cm" fo:margin-right="0cm" fo:margin-top="0cm" fo:margin-bottom="0cm" loext:contextual-spacing="false" fo:text-align="start" style:justify-single-word="false" fo:text-indent="-0.635cm" style:auto-text-indent="false"/>
      <style:text-properties style:font-name="Liberation Sans" fo:font-style="normal" fo:font-weight="normal" officeooo:rsid="001027e6" officeooo:paragraph-rsid="001027e6" style:font-style-asian="normal" style:font-weight-asian="normal" style:font-style-complex="normal" style:font-weight-complex="normal"/>
    </style:style>
    <style:style style:name="P132" style:family="paragraph" style:parent-style-name="Text_20_body" style:list-style-name="L8">
      <style:paragraph-properties fo:margin-left="2.501cm" fo:margin-right="0cm" fo:margin-top="0cm" fo:margin-bottom="0cm" loext:contextual-spacing="false" fo:text-align="start" style:justify-single-word="false" fo:text-indent="-0.635cm" style:auto-text-indent="false"/>
      <style:text-properties style:font-name="Liberation Sans" fo:font-style="normal" fo:font-weight="normal" officeooo:rsid="00145707" officeooo:paragraph-rsid="00145707" style:font-style-asian="normal" style:font-weight-asian="normal" style:font-style-complex="normal" style:font-weight-complex="normal"/>
    </style:style>
    <style:style style:name="P133" style:family="paragraph" style:parent-style-name="Text_20_body" style:list-style-name="L1">
      <style:paragraph-properties fo:margin-left="2.501cm" fo:margin-right="0cm" fo:margin-top="0cm" fo:margin-bottom="0cm" loext:contextual-spacing="false" fo:text-align="start" style:justify-single-word="false" fo:text-indent="-0.635cm" style:auto-text-indent="false"/>
      <style:text-properties style:font-name="Courier 10 Pitch" fo:font-style="normal" fo:font-weight="bold" officeooo:rsid="000c2c72" officeooo:paragraph-rsid="000d9c5a" style:font-style-asian="normal" style:font-weight-asian="bold" style:font-style-complex="normal" style:font-weight-complex="bold"/>
    </style:style>
    <style:style style:name="P134" style:family="paragraph" style:parent-style-name="Text_20_body" style:list-style-name="L1" style:master-page-name="">
      <loext:graphic-properties draw:fill="none"/>
      <style:paragraph-properties fo:margin-left="1.499cm" fo:margin-right="0cm" fo:margin-top="0cm" fo:margin-bottom="0cm" loext:contextual-spacing="false" fo:text-align="start" style:justify-single-word="false" fo:text-indent="-0.6cm" style:auto-text-indent="false" style:page-number="auto" fo:background-color="transparent"/>
      <style:text-properties style:font-name="Liberation Sans" fo:font-style="normal" officeooo:rsid="000d9c5a" officeooo:paragraph-rsid="000d9c5a" style:font-style-asian="normal" style:font-style-complex="normal"/>
    </style:style>
    <style:style style:name="P135" style:family="paragraph" style:parent-style-name="Text_20_body" style:list-style-name="L2" style:master-page-name="">
      <loext:graphic-properties draw:fill="none"/>
      <style:paragraph-properties fo:margin-left="1.9cm" fo:margin-right="0cm" fo:margin-top="0cm" fo:margin-bottom="0cm" loext:contextual-spacing="false" fo:text-align="start" style:justify-single-word="false" fo:text-indent="-0.4cm" style:auto-text-indent="false" style:page-number="auto" fo:background-color="transparent"/>
      <style:text-properties officeooo:paragraph-rsid="00510196"/>
    </style:style>
    <style:style style:name="P136" style:family="paragraph" style:parent-style-name="Text_20_body" style:list-style-name="L4" style:master-page-name="">
      <loext:graphic-properties draw:fill="none"/>
      <style:paragraph-properties fo:margin-left="1.9cm" fo:margin-right="0cm" fo:margin-top="0cm" fo:margin-bottom="0cm" loext:contextual-spacing="false" fo:text-align="start" style:justify-single-word="false" fo:text-indent="-0.4cm" style:auto-text-indent="false" style:page-number="auto" fo:background-color="transparent"/>
      <style:text-properties officeooo:paragraph-rsid="00532574"/>
    </style:style>
    <style:style style:name="P137"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style:font-name="Liberation Sans" officeooo:rsid="00532574" officeooo:paragraph-rsid="00532574"/>
    </style:style>
    <style:style style:name="P138"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style:font-name="Liberation Sans" officeooo:rsid="005210c6" officeooo:paragraph-rsid="005210c6"/>
    </style:style>
    <style:style style:name="P139"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style:font-name="Liberation Sans" officeooo:rsid="00524186" officeooo:paragraph-rsid="00524186"/>
    </style:style>
    <style:style style:name="P140"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style:font-name="Liberation Sans" officeooo:rsid="00536ce8" officeooo:paragraph-rsid="00536ce8"/>
    </style:style>
    <style:style style:name="P141"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officeooo:paragraph-rsid="00532574"/>
    </style:style>
    <style:style style:name="P142" style:family="paragraph" style:parent-style-name="Text_20_body" style:list-style-name="L4">
      <loext:graphic-properties draw:fill="none"/>
      <style:paragraph-properties fo:margin-left="1.9cm" fo:margin-right="0cm" fo:margin-top="0cm" fo:margin-bottom="0cm" loext:contextual-spacing="false" fo:text-align="start" style:justify-single-word="false" fo:text-indent="-0.4cm" style:auto-text-indent="false" fo:background-color="transparent"/>
      <style:text-properties officeooo:rsid="005210c6" officeooo:paragraph-rsid="005210c6"/>
    </style:style>
    <style:style style:name="P143" style:family="paragraph" style:parent-style-name="Text_20_body" style:list-style-name="L3" style:master-page-name="">
      <loext:graphic-properties draw:fill="none"/>
      <style:paragraph-properties fo:margin-left="2.799cm" fo:margin-right="0cm" fo:margin-top="0cm" fo:margin-bottom="0cm" loext:contextual-spacing="false" fo:text-align="start" style:justify-single-word="false" fo:text-indent="-1.3cm" style:auto-text-indent="false" style:page-number="auto" fo:background-color="transparent"/>
      <style:text-properties style:font-name="Liberation Sans" officeooo:rsid="00510196" officeooo:paragraph-rsid="00510196"/>
    </style:style>
    <style:style style:name="P144" style:family="paragraph" style:parent-style-name="Text_20_body" style:list-style-name="L5" style:master-page-name="">
      <loext:graphic-properties draw:fill="none"/>
      <style:paragraph-properties fo:margin-left="2.101cm" fo:margin-right="0cm" fo:margin-top="0cm" fo:margin-bottom="0cm" loext:contextual-spacing="false" fo:text-align="start" style:justify-single-word="false" fo:text-indent="-0.499cm" style:auto-text-indent="false" style:page-number="auto" fo:background-color="transparent"/>
      <style:text-properties style:font-name="Liberation Sans" officeooo:rsid="004492ef" officeooo:paragraph-rsid="004c28eb"/>
    </style:style>
    <style:style style:name="P145" style:family="paragraph" style:parent-style-name="Text_20_body" style:list-style-name="L5">
      <loext:graphic-properties draw:fill="none"/>
      <style:paragraph-properties fo:margin-left="2.101cm" fo:margin-right="0cm" fo:margin-top="0cm" fo:margin-bottom="0cm" loext:contextual-spacing="false" fo:text-align="start" style:justify-single-word="false" fo:text-indent="-0.499cm" style:auto-text-indent="false" fo:background-color="transparent"/>
      <style:text-properties style:font-name="Liberation Sans" officeooo:rsid="004492ef" officeooo:paragraph-rsid="004c28eb"/>
    </style:style>
    <style:style style:name="P146" style:family="paragraph" style:parent-style-name="Text_20_body" style:list-style-name="L5">
      <loext:graphic-properties draw:fill="none"/>
      <style:paragraph-properties fo:margin-left="2.101cm" fo:margin-right="0cm" fo:margin-top="0cm" fo:margin-bottom="0cm" loext:contextual-spacing="false" fo:text-align="start" style:justify-single-word="false" fo:text-indent="-0.499cm" style:auto-text-indent="false" fo:background-color="transparent"/>
      <style:text-properties style:font-name="Liberation Sans" officeooo:rsid="0044c45f" officeooo:paragraph-rsid="004c28eb"/>
    </style:style>
    <style:style style:name="P147" style:family="paragraph" style:parent-style-name="Text_20_body" style:list-style-name="L5">
      <loext:graphic-properties draw:fill="none"/>
      <style:paragraph-properties fo:margin-left="2.101cm" fo:margin-right="0cm" fo:margin-top="0cm" fo:margin-bottom="0cm" loext:contextual-spacing="false" fo:text-align="start" style:justify-single-word="false" fo:text-indent="-0.499cm" style:auto-text-indent="false" fo:background-color="transparent"/>
      <style:text-properties style:font-name="Liberation Sans" officeooo:rsid="004610fd" officeooo:paragraph-rsid="004c28eb"/>
    </style:style>
    <style:style style:name="P148" style:family="paragraph" style:parent-style-name="Heading_20_1">
      <style:paragraph-properties fo:text-align="center" style:justify-single-word="false"/>
    </style:style>
    <style:style style:name="P149" style:family="paragraph" style:parent-style-name="Heading_20_1">
      <style:paragraph-properties fo:break-before="page"/>
    </style:style>
    <style:style style:name="P150" style:family="paragraph" style:parent-style-name="Heading_20_2">
      <style:paragraph-properties fo:break-before="page"/>
      <style:text-properties officeooo:rsid="003e651b" officeooo:paragraph-rsid="003e651b"/>
    </style:style>
    <style:style style:name="T1" style:family="text">
      <style:text-properties officeooo:rsid="000a19f7"/>
    </style:style>
    <style:style style:name="T2" style:family="text">
      <style:text-properties fo:font-style="italic" style:font-style-asian="italic" style:font-style-complex="italic"/>
    </style:style>
    <style:style style:name="T3" style:family="text">
      <style:text-properties fo:font-style="italic" officeooo:rsid="000a19f7" style:font-style-asian="italic" style:font-style-complex="italic"/>
    </style:style>
    <style:style style:name="T4" style:family="text">
      <style:text-properties fo:font-style="italic" officeooo:rsid="0021d7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56c212"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027e6" style:font-style-asian="normal" style:font-style-complex="normal"/>
    </style:style>
    <style:style style:name="T10" style:family="text">
      <style:text-properties fo:font-style="normal" officeooo:rsid="0010692b" style:font-style-asian="normal" style:font-style-complex="normal"/>
    </style:style>
    <style:style style:name="T11" style:family="text">
      <style:text-properties fo:font-style="normal" officeooo:rsid="00145707" style:font-style-asian="normal" style:font-style-complex="normal"/>
    </style:style>
    <style:style style:name="T12" style:family="text">
      <style:text-properties fo:font-style="normal" officeooo:rsid="001606f8" style:font-style-asian="normal" style:font-style-complex="normal"/>
    </style:style>
    <style:style style:name="T13" style:family="text">
      <style:text-properties fo:font-style="normal" officeooo:rsid="001bcef2" style:font-style-asian="normal" style:font-style-complex="normal"/>
    </style:style>
    <style:style style:name="T14" style:family="text">
      <style:text-properties fo:font-style="normal" officeooo:rsid="0021d9ec" style:font-style-asian="normal" style:font-style-complex="normal"/>
    </style:style>
    <style:style style:name="T15" style:family="text">
      <style:text-properties fo:font-style="normal" officeooo:rsid="00290085" style:font-style-asian="normal" style:font-style-complex="normal"/>
    </style:style>
    <style:style style:name="T16" style:family="text">
      <style:text-properties fo:font-style="normal" officeooo:rsid="002ac10b" style:font-style-asian="normal" style:font-style-complex="normal"/>
    </style:style>
    <style:style style:name="T17" style:family="text">
      <style:text-properties fo:font-style="normal" officeooo:rsid="0033335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c2c72" style:font-style-asian="normal" style:font-weight-asian="normal" style:font-style-complex="normal" style:font-weight-complex="normal"/>
    </style:style>
    <style:style style:name="T20" style:family="text">
      <style:text-properties fo:font-style="normal" fo:font-weight="normal" officeooo:rsid="0023081b" style:font-style-asian="normal" style:font-weight-asian="normal" style:font-style-complex="normal" style:font-weight-complex="normal"/>
    </style:style>
    <style:style style:name="T21" style:family="text">
      <style:text-properties fo:font-style="normal" fo:font-weight="normal" officeooo:rsid="001bcef2" style:font-style-asian="normal" style:font-weight-asian="normal" style:font-style-complex="normal" style:font-weight-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56c212" style:font-style-asian="normal" style:font-weight-asian="normal" style:font-style-complex="normal" style:font-weight-complex="normal"/>
    </style:style>
    <style:style style:name="T24" style:family="text">
      <style:text-properties fo:font-style="normal" style:text-underline-style="none" fo:font-weight="normal" officeooo:rsid="005939f5" style:font-style-asian="normal" style:font-weight-asian="normal" style:font-style-complex="normal" style:font-weight-complex="normal"/>
    </style:style>
    <style:style style:name="T25" style:family="text">
      <style:text-properties fo:font-style="normal" style:text-underline-style="none" fo:font-weight="normal" officeooo:rsid="005dd90f" style:font-style-asian="normal" style:font-weight-asian="normal" style:font-style-complex="normal" style:font-weight-complex="normal"/>
    </style:style>
    <style:style style:name="T26" style:family="text">
      <style:text-properties officeooo:rsid="000b4e04"/>
    </style:style>
    <style:style style:name="T27" style:family="text">
      <style:text-properties style:font-name="Courier 10 Pitch" fo:font-style="normal" fo:font-weight="bold" style:font-style-asian="normal" style:font-weight-asian="bold" style:font-style-complex="normal" style:font-weight-complex="bold"/>
    </style:style>
    <style:style style:name="T28" style:family="text">
      <style:text-properties style:font-name="Courier 10 Pitch" fo:font-style="normal" fo:font-weight="bold" officeooo:rsid="000c2c72" style:font-style-asian="normal" style:font-weight-asian="bold" style:font-style-complex="normal" style:font-weight-complex="bold"/>
    </style:style>
    <style:style style:name="T29" style:family="text">
      <style:text-properties style:font-name="Courier 10 Pitch" fo:font-style="normal" fo:font-weight="bold" officeooo:rsid="001027e6" style:font-style-asian="normal" style:font-weight-asian="bold" style:font-style-complex="normal" style:font-weight-complex="bold"/>
    </style:style>
    <style:style style:name="T30" style:family="text">
      <style:text-properties style:font-name="Courier 10 Pitch" fo:font-style="normal" fo:font-weight="bold" officeooo:rsid="00290085" style:font-style-asian="normal" style:font-weight-asian="bold" style:font-style-complex="normal" style:font-weight-complex="bold"/>
    </style:style>
    <style:style style:name="T31" style:family="text">
      <style:text-properties style:font-name="Courier 10 Pitch" fo:font-style="normal" fo:font-weight="bold" officeooo:rsid="004f138c" style:font-style-asian="normal" style:font-weight-asian="bold" style:font-style-complex="normal" style:font-weight-complex="bold"/>
    </style:style>
    <style:style style:name="T32" style:family="text">
      <style:text-properties style:font-name="Courier 10 Pitch" fo:font-weight="bold" officeooo:rsid="000c2c72" style:font-weight-asian="bold" style:font-weight-complex="bold"/>
    </style:style>
    <style:style style:name="T33" style:family="text">
      <style:text-properties officeooo:rsid="000e6d28"/>
    </style:style>
    <style:style style:name="T34" style:family="text">
      <style:text-properties officeooo:rsid="0010692b"/>
    </style:style>
    <style:style style:name="T35" style:family="text">
      <style:text-properties officeooo:rsid="00133d17"/>
    </style:style>
    <style:style style:name="T36" style:family="text">
      <style:text-properties officeooo:rsid="00171ec3"/>
    </style:style>
    <style:style style:name="T37" style:family="text">
      <style:text-properties officeooo:rsid="001e4cd0"/>
    </style:style>
    <style:style style:name="T38" style:family="text">
      <style:text-properties officeooo:rsid="0021d717"/>
    </style:style>
    <style:style style:name="T39" style:family="text">
      <style:text-properties officeooo:rsid="0021d9ec"/>
    </style:style>
    <style:style style:name="T40" style:family="text">
      <style:text-properties style:font-name="Liberation Sans"/>
    </style:style>
    <style:style style:name="T41" style:family="text">
      <style:text-properties style:font-name="Liberation Sans" fo:font-style="normal" fo:font-weight="normal" style:font-style-asian="normal" style:font-weight-asian="normal" style:font-style-complex="normal" style:font-weight-complex="normal"/>
    </style:style>
    <style:style style:name="T42" style:family="text">
      <style:text-properties style:font-name="Liberation Sans" fo:font-style="normal" fo:font-weight="normal" officeooo:rsid="000d9c5a" style:font-style-asian="normal" style:font-weight-asian="normal" style:font-style-complex="normal" style:font-weight-complex="normal"/>
    </style:style>
    <style:style style:name="T43" style:family="text">
      <style:text-properties style:font-name="Liberation Sans" fo:font-style="normal" fo:font-weight="normal" officeooo:rsid="001027e6" style:font-style-asian="normal" style:font-weight-asian="normal" style:font-style-complex="normal" style:font-weight-complex="normal"/>
    </style:style>
    <style:style style:name="T44" style:family="text">
      <style:text-properties style:font-name="Liberation Sans" fo:font-style="normal" fo:font-weight="normal" officeooo:rsid="0024fe63" style:font-style-asian="normal" style:font-weight-asian="normal" style:font-style-complex="normal" style:font-weight-complex="normal"/>
    </style:style>
    <style:style style:name="T45" style:family="text">
      <style:text-properties style:font-name="Liberation Sans" fo:font-style="normal" fo:font-weight="normal" officeooo:rsid="00171ec3" style:font-style-asian="normal" style:font-weight-asian="normal" style:font-style-complex="normal" style:font-weight-complex="normal"/>
    </style:style>
    <style:style style:name="T46" style:family="text">
      <style:text-properties style:font-name="Liberation Sans" fo:font-style="normal" fo:font-weight="normal" officeooo:rsid="001606f8" style:font-style-asian="normal" style:font-weight-asian="normal" style:font-style-complex="normal" style:font-weight-complex="normal"/>
    </style:style>
    <style:style style:name="T47" style:family="text">
      <style:text-properties style:font-name="Liberation Sans" fo:font-style="normal" fo:font-weight="normal" officeooo:rsid="0021d9ec" style:font-style-asian="normal" style:font-weight-asian="normal" style:font-style-complex="normal" style:font-weight-complex="normal"/>
    </style:style>
    <style:style style:name="T48" style:family="text">
      <style:text-properties style:font-name="Liberation Sans" fo:font-style="normal" fo:font-weight="normal" officeooo:rsid="00250e70" style:font-style-asian="normal" style:font-weight-asian="normal" style:font-style-complex="normal" style:font-weight-complex="normal"/>
    </style:style>
    <style:style style:name="T49" style:family="text">
      <style:text-properties style:font-name="Liberation Sans" fo:font-style="normal" fo:font-weight="normal" officeooo:rsid="002ca868" style:font-style-asian="normal" style:font-weight-asian="normal" style:font-style-complex="normal" style:font-weight-complex="normal"/>
    </style:style>
    <style:style style:name="T50" style:family="text">
      <style:text-properties style:font-name="Liberation Sans" fo:font-style="normal" fo:font-weight="normal" officeooo:rsid="002e54e4" style:font-style-asian="normal" style:font-weight-asian="normal" style:font-style-complex="normal" style:font-weight-complex="normal"/>
    </style:style>
    <style:style style:name="T51" style:family="text">
      <style:text-properties style:font-name="Liberation Sans" fo:font-style="normal" fo:font-weight="normal" officeooo:rsid="00305aa9" style:font-style-asian="normal" style:font-weight-asian="normal" style:font-style-complex="normal" style:font-weight-complex="normal"/>
    </style:style>
    <style:style style:name="T52" style:family="text">
      <style:text-properties style:font-name="Liberation Sans" fo:font-style="normal" fo:font-weight="normal" officeooo:rsid="00333357" style:font-style-asian="normal" style:font-weight-asian="normal" style:font-style-complex="normal" style:font-weight-complex="normal"/>
    </style:style>
    <style:style style:name="T53" style:family="text">
      <style:text-properties style:font-name="Liberation Sans" fo:font-style="normal" fo:font-weight="normal" officeooo:rsid="004f138c" style:font-style-asian="normal" style:font-weight-asian="normal" style:font-style-complex="normal" style:font-weight-complex="normal"/>
    </style:style>
    <style:style style:name="T54" style:family="text">
      <style:text-properties style:font-name="Liberation Sans" fo:font-style="normal" fo:font-weight="normal" officeooo:rsid="005aa6bf" style:font-style-asian="normal" style:font-weight-asian="normal" style:font-style-complex="normal" style:font-weight-complex="normal"/>
    </style:style>
    <style:style style:name="T55" style:family="text">
      <style:text-properties style:font-name="Liberation Sans" fo:font-style="normal" fo:font-weight="normal" officeooo:rsid="005dd90f" style:font-style-asian="normal" style:font-weight-asian="normal" style:font-style-complex="normal" style:font-weight-complex="normal"/>
    </style:style>
    <style:style style:name="T56" style:family="text">
      <style:text-properties style:font-name="Liberation Sans" fo:font-style="normal" fo:font-weight="bold" style:font-style-asian="normal" style:font-weight-asian="bold" style:font-style-complex="normal" style:font-weight-complex="bold"/>
    </style:style>
    <style:style style:name="T57" style:family="text">
      <style:text-properties style:font-name="Liberation Sans" fo:font-style="normal" fo:font-weight="bold" officeooo:rsid="00250e70" style:font-style-asian="normal" style:font-weight-asian="bold" style:font-style-complex="normal" style:font-weight-complex="bold"/>
    </style:style>
    <style:style style:name="T58" style:family="text">
      <style:text-properties style:font-name="Liberation Sans" fo:font-style="normal" officeooo:rsid="002b295e" style:font-style-asian="normal" style:font-style-complex="normal"/>
    </style:style>
    <style:style style:name="T59" style:family="text">
      <style:text-properties style:font-name="Liberation Sans" fo:font-style="normal" officeooo:rsid="002ca868" style:font-style-asian="normal" style:font-style-complex="normal"/>
    </style:style>
    <style:style style:name="T60" style:family="text">
      <style:text-properties style:font-name="Liberation Sans" fo:font-style="normal" officeooo:rsid="002362fb" style:font-style-asian="normal" style:font-style-complex="normal"/>
    </style:style>
    <style:style style:name="T61" style:family="text">
      <style:text-properties style:font-name="Liberation Sans" fo:font-style="normal" style:text-underline-style="none" fo:font-weight="normal" officeooo:rsid="0056c212" style:font-style-asian="normal" style:font-weight-asian="normal" style:font-style-complex="normal" style:font-weight-complex="normal"/>
    </style:style>
    <style:style style:name="T62" style:family="text">
      <style:text-properties style:font-name="Liberation Sans" fo:font-style="normal" style:text-underline-style="none" fo:font-weight="normal" officeooo:rsid="005807e0" style:font-style-asian="normal" style:font-weight-asian="normal" style:font-style-complex="normal" style:font-weight-complex="normal"/>
    </style:style>
    <style:style style:name="T63" style:family="text">
      <style:text-properties style:font-name="Liberation Sans" fo:font-style="italic" fo:font-weight="normal" officeooo:rsid="001027e6" style:font-style-asian="italic" style:font-weight-asian="normal" style:font-style-complex="italic" style:font-weight-complex="normal"/>
    </style:style>
    <style:style style:name="T64" style:family="text">
      <style:text-properties style:font-name="Liberation Sans" fo:font-style="italic" fo:font-weight="normal" officeooo:rsid="0021d9ec" style:font-style-asian="italic" style:font-weight-asian="normal" style:font-style-complex="italic" style:font-weight-complex="normal"/>
    </style:style>
    <style:style style:name="T65" style:family="text">
      <style:text-properties style:font-name="Liberation Sans" fo:font-style="italic" fo:font-weight="normal" officeooo:rsid="00250e70" style:font-style-asian="italic" style:font-weight-asian="normal" style:font-style-complex="italic" style:font-weight-complex="normal"/>
    </style:style>
    <style:style style:name="T66" style:family="text">
      <style:text-properties style:font-name="Liberation Sans" officeooo:rsid="00422d2a"/>
    </style:style>
    <style:style style:name="T67" style:family="text">
      <style:text-properties style:font-name="Liberation Sans" officeooo:rsid="003e651b"/>
    </style:style>
    <style:style style:name="T68" style:family="text">
      <style:text-properties style:font-name="Liberation Sans" officeooo:rsid="004925cb"/>
    </style:style>
    <style:style style:name="T69" style:family="text">
      <style:text-properties style:font-name="Liberation Sans" officeooo:rsid="000a19f7"/>
    </style:style>
    <style:style style:name="T70" style:family="text">
      <style:text-properties style:font-name="Liberation Sans" officeooo:rsid="0032736a"/>
    </style:style>
    <style:style style:name="T71" style:family="text">
      <style:text-properties style:font-name="Liberation Sans" officeooo:rsid="00510196"/>
    </style:style>
    <style:style style:name="T72" style:family="text">
      <style:text-properties style:font-name="Liberation Sans" officeooo:rsid="005210c6"/>
    </style:style>
    <style:style style:name="T73" style:family="text">
      <style:text-properties style:font-name="Liberation Sans" officeooo:rsid="00532574"/>
    </style:style>
    <style:style style:name="T74" style:family="text">
      <style:text-properties style:font-name="Liberation Sans" officeooo:rsid="00536ce8"/>
    </style:style>
    <style:style style:name="T75" style:family="text">
      <style:text-properties style:font-name="Liberation Sans" fo:font-size="16.1000003814697pt" fo:font-style="normal" fo:font-weight="bold" officeooo:rsid="00376221" style:font-name-asian="WenQuanYi Zen Hei Sharp" style:font-size-asian="16.1000003814697pt" style:font-style-asian="normal" style:font-weight-asian="bold" style:font-name-complex="Lohit Devanagari" style:font-size-complex="16.1000003814697pt" style:font-style-complex="normal" style:font-weight-complex="bold"/>
    </style:style>
    <style:style style:name="T76" style:family="text">
      <style:text-properties style:font-name="Liberation Sans" fo:font-size="16.1000003814697pt" fo:font-style="normal" fo:font-weight="bold" officeooo:rsid="00364540" style:font-name-asian="WenQuanYi Zen Hei Sharp" style:font-size-asian="16.1000003814697pt" style:font-style-asian="normal" style:font-weight-asian="bold" style:font-name-complex="Lohit Devanagari" style:font-size-complex="16.1000003814697pt" style:font-style-complex="normal" style:font-weight-complex="bold"/>
    </style:style>
    <style:style style:name="T77" style:family="text">
      <style:text-properties style:font-name="Liberation Sans" officeooo:rsid="0054d4fb"/>
    </style:style>
    <style:style style:name="T78" style:family="text">
      <style:text-properties style:font-name="Liberation Sans" officeooo:rsid="0054db9d"/>
    </style:style>
    <style:style style:name="T79" style:family="text">
      <style:text-properties style:font-name="Liberation Sans" officeooo:rsid="0056c212"/>
    </style:style>
    <style:style style:name="T80" style:family="text">
      <style:text-properties style:font-name="Liberation Sans" officeooo:rsid="005c5e12"/>
    </style:style>
    <style:style style:name="T81" style:family="text">
      <style:text-properties fo:font-weight="bold" style:font-weight-asian="bold" style:font-weight-complex="bold"/>
    </style:style>
    <style:style style:name="T82" style:family="text">
      <style:text-properties fo:font-weight="bold" officeooo:rsid="003afc9c" style:font-weight-asian="bold" style:font-weight-complex="bold"/>
    </style:style>
    <style:style style:name="T83" style:family="text">
      <style:text-properties fo:font-weight="bold" officeooo:rsid="003b54b6" style:font-weight-asian="bold" style:font-weight-complex="bold"/>
    </style:style>
    <style:style style:name="T84" style:family="text">
      <style:text-properties fo:font-weight="bold" officeooo:rsid="0040bf3d" style:font-weight-asian="bold" style:font-weight-complex="bold"/>
    </style:style>
    <style:style style:name="T85" style:family="text">
      <style:text-properties officeooo:rsid="00250e70"/>
    </style:style>
    <style:style style:name="T86" style:family="text">
      <style:text-properties officeooo:rsid="002ac10b"/>
    </style:style>
    <style:style style:name="T87" style:family="text">
      <style:text-properties officeooo:rsid="002b295e"/>
    </style:style>
    <style:style style:name="T88" style:family="text">
      <style:text-properties officeooo:rsid="00347635"/>
    </style:style>
    <style:style style:name="T89" style:family="text">
      <style:text-properties officeooo:rsid="003a3641"/>
    </style:style>
    <style:style style:name="T90" style:family="text">
      <style:text-properties officeooo:rsid="003a5786"/>
    </style:style>
    <style:style style:name="T91" style:family="text">
      <style:text-properties officeooo:rsid="003afc9c"/>
    </style:style>
    <style:style style:name="T92" style:family="text">
      <style:text-properties officeooo:rsid="003b54b6"/>
    </style:style>
    <style:style style:name="T93" style:family="text">
      <style:text-properties officeooo:rsid="003ce416"/>
    </style:style>
    <style:style style:name="T94" style:family="text">
      <style:text-properties officeooo:rsid="0040bf3d"/>
    </style:style>
    <style:style style:name="T95" style:family="text">
      <style:text-properties fo:font-weight="normal" officeooo:rsid="0040bf3d" style:font-weight-asian="normal" style:font-weight-complex="normal"/>
    </style:style>
    <style:style style:name="T96" style:family="text">
      <style:text-properties officeooo:rsid="004530c4"/>
    </style:style>
    <style:style style:name="T97" style:family="text">
      <style:text-properties officeooo:rsid="004610fd"/>
    </style:style>
    <style:style style:name="T98" style:family="text">
      <style:text-properties officeooo:rsid="004925cb"/>
    </style:style>
    <style:style style:name="T99" style:family="text">
      <style:text-properties officeooo:rsid="004b00c7"/>
    </style:style>
    <style:style style:name="T100" style:family="text">
      <style:text-properties officeooo:rsid="004c28eb"/>
    </style:style>
    <style:style style:name="T101" style:family="text">
      <style:text-properties officeooo:rsid="004f138c"/>
    </style:style>
    <style:style style:name="T102" style:family="text">
      <style:text-properties fo:font-size="16.1000003814697pt" officeooo:rsid="00507007" style:font-name-asian="WenQuanYi Zen Hei Sharp" style:font-size-asian="16.1000003814697pt" style:font-name-complex="Lohit Devanagari" style:font-size-complex="16.1000003814697pt"/>
    </style:style>
    <style:style style:name="T103" style:family="text">
      <style:text-properties fo:font-size="16.1000003814697pt" officeooo:rsid="0054db9d" style:font-name-asian="WenQuanYi Zen Hei Sharp" style:font-size-asian="16.1000003814697pt" style:font-name-complex="Lohit Devanagari" style:font-size-complex="16.1000003814697pt"/>
    </style:style>
    <style:style style:name="T104" style:family="text">
      <style:text-properties officeooo:rsid="00507007"/>
    </style:style>
    <style:style style:name="T105" style:family="text">
      <style:text-properties officeooo:rsid="00532574"/>
    </style:style>
    <style:style style:name="T106" style:family="text">
      <style:text-properties officeooo:rsid="00536ce8"/>
    </style:style>
    <style:style style:name="T107" style:family="text">
      <style:text-properties officeooo:rsid="0054d4fb"/>
    </style:style>
    <style:style style:name="T108" style:family="text">
      <style:text-properties officeooo:rsid="0056c212"/>
    </style:style>
    <style:style style:name="T109" style:family="text">
      <style:text-properties fo:font-variant="normal" fo:text-transform="none" fo:color="#2e3436" fo:letter-spacing="normal"/>
    </style:style>
    <style:style style:name="T110" style:family="text">
      <style:text-properties fo:font-variant="normal" fo:text-transform="none" fo:color="#2e3436" fo:letter-spacing="normal" officeooo:rsid="005939f5"/>
    </style:style>
    <style:style style:name="T111" style:family="text">
      <style:text-properties officeooo:rsid="0059e081"/>
    </style:style>
    <style:style style:name="T112" style:family="text">
      <style:text-properties officeooo:rsid="005aa6bf"/>
    </style:style>
    <style:style style:name="T113" style:family="text">
      <style:text-properties style:font-name="Liberation Sans1" fo:font-weight="normal" style:font-weight-asian="normal" style:font-weight-complex="normal"/>
    </style:style>
    <style:style style:name="T114" style:family="text">
      <style:text-properties style:font-name="Liberation Sans1" officeooo:rsid="0056c212"/>
    </style:style>
    <style:style style:name="T115" style:family="text">
      <style:text-properties style:font-name="Liberation Sans1" fo:font-style="italic" style:text-underline-style="none" fo:font-weight="bold" officeooo:rsid="0056c212" style:font-style-asian="italic" style:font-weight-asian="bold" style:font-style-complex="italic" style:font-weight-complex="bold"/>
    </style:style>
    <style:style style:name="T116" style:family="text">
      <style:text-properties style:font-name="Liberation Sans1" fo:font-style="normal" style:text-underline-style="none" fo:font-weight="normal" officeooo:rsid="0056c212" style:font-style-asian="normal" style:font-weight-asian="normal" style:font-style-complex="normal" style:font-weight-complex="normal"/>
    </style:style>
    <style:style style:name="T117" style:family="text">
      <style:text-properties style:font-name="Liberation Sans1" fo:font-style="normal" style:text-underline-style="none" fo:font-weight="normal" officeooo:rsid="005807e0" style:font-style-asian="normal" style:font-weight-asian="normal" style:font-style-complex="normal" style:font-weight-complex="normal"/>
    </style:style>
    <style:style style:name="T118" style:family="text">
      <style:text-properties style:font-name="Courier 10 Pitch"/>
    </style:style>
    <style:style style:name="T119" style:family="text">
      <style:text-properties style:font-name="Courier 10 Pitch" fo:font-weight="bold" style:font-weight-asian="bold" style:font-weight-complex="bold"/>
    </style:style>
    <style:style style:name="T120" style:family="text">
      <style:text-properties style:font-name="Courier 10 Pitch" fo:font-weight="bold" officeooo:rsid="005c65aa" style:font-weight-asian="bold" style:font-weight-complex="bold"/>
    </style:style>
    <style:style style:name="T121" style:family="text">
      <style:text-properties style:font-name="Courier 10 Pitch" officeooo:rsid="005c65aa"/>
    </style:style>
    <style:style style:name="T122" style:family="text">
      <style:text-properties officeooo:rsid="005bd1be"/>
    </style:style>
    <style:style style:name="T123" style:family="text">
      <style:text-properties officeooo:rsid="005c5e12"/>
    </style:style>
    <style:style style:name="T124" style:family="text">
      <style:text-properties officeooo:rsid="005c65aa"/>
    </style:style>
    <style:style style:name="T125" style:family="text">
      <style:text-properties officeooo:rsid="003e651b"/>
    </style:style>
    <style:style style:name="T126" style:family="text">
      <style:text-properties officeooo:rsid="005dd90f"/>
    </style:style>
    <text:list-style style:name="L1">
      <text:list-level-style-number text:level="1" style:num-prefix=" " style:num-suffix="." style:num-format="1">
        <style:list-level-properties text:list-level-position-and-space-mode="label-alignment">
          <style:list-level-label-alignment text:label-followed-by="listtab" text:list-tab-stop-position="1.499cm" fo:text-indent="-0.864cm" fo:margin-left="1.499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 text:is-list-header="true"><text:span text:style-name="T88">Installation of / </text:span>Conversion to WRFV3</text:h>
      <text:list xml:id="list4709128051550931989" text:style-name="L1">
        <text:list-item>
          <text:p text:style-name="P41"><text:span text:style-name="T69">Decide on a BASEDIR, and make the directory if ne</text:span><text:span text:style-name="T70">cessary</text:span><text:span text:style-name="T69">.</text:span></text:p>
        </text:list-item>
        <text:list-item>
          <text:p text:style-name="P52"><text:span text:style-name="T119">mkdir /path/to/yourBaseDir</text:span><text:span text:style-name="T40"> </text:span></text:p>
          <text:p text:style-name="P44"><text:span text:style-name="T18">It is strongly recommended that you d</text:span>o <text:span text:style-name="T5">not</text:span><text:span text:style-name="T18"> use an old directory used with WRFV2</text:span></text:p>
        </text:list-item>
        <text:list-item>
          <text:p text:style-name="P45"><text:span text:style-name="T1">Export BASEDIR. I suggest adding this to ~/.bashrc (or similiarly for Cshell) as </text:span><text:span text:style-name="T3">everything</text:span><text:span text:style-name="T1"> depends on it.</text:span></text:p>
          <text:p text:style-name="P42">export BASEDIR=/<text:span text:style-name="T111">path/to/</text:span>yourBaseDir</text:p>
        </text:list-item>
        <text:list-item>
          <text:p text:style-name="P46">Ensure that $BASEDIR/bin is in your PATH</text:p>
          <text:p text:style-name="P42">export PATH+=:$BASEDIR/bin</text:p>
        </text:list-item>
        <text:list-item>
          <text:p text:style-name="P47">Make sure you have enough space: <text:span text:style-name="T38">Note <text:s/>that the unpacked geog is 16GiB! But see the notes at the end.</text:span></text:p>
        </text:list-item>
        <text:list-item>
          <text:p text:style-name="P48">Untar <text:span text:style-name="T89">rasp</text:span>GM<text:span text:style-name="T87">.</text:span>tgz, <text:span text:style-name="T89">raspGM-bin.tgz, </text:span>geog.t<text:span text:style-name="T89">ar.</text:span>gz <text:span text:style-name="T89">and rangs.tgz </text:span>in $BASEDIR </text:p>
          <text:p text:style-name="P124">cd $BASEDIR</text:p>
          <text:p text:style-name="P125">tar xzf <text:span text:style-name="T89">rasp</text:span>GM.tgz</text:p>
          <text:p text:style-name="P125">tar xzf <text:span text:style-name="T89">rasp</text:span>GM-<text:span text:style-name="T89">bin</text:span>.tgz</text:p>
          <text:p text:style-name="P125">tar xzf <text:span text:style-name="T89">geog.tar.gz</text:span></text:p>
          <text:p text:style-name="P43">tar xzf <text:span text:style-name="T89">rangs</text:span>.tgz</text:p>
        </text:list-item>
      </text:list>
      <text:p text:style-name="P36">You should have at least</text:p>
      <text:p text:style-name="P26">bin<text:tab/> <text:s text:c="8"/>GM <text:tab/>HTML rasp.site.parameters<text:tab/>lib </text:p>
      <text:p text:style-name="P26">region.TEMPLATE <text:tab/>rasp.site.runenvironment<text:tab/> <text:s/>RUN.TABLES</text:p>
      <text:p text:style-name="P27"/>
      <text:list xml:id="list154516864442678" text:continue-numbering="true" text:style-name="L1">
        <text:list-item>
          <text:p text:style-name="P100">If you will be designing your own domain, you will <text:s/>need the domain Wizard and Panoply; you may as well install them now. You will need Java6 to run them – intall from your neighbourhood repo or from java.com, Then, in $BASEDIR, do</text:p>
          <text:p text:style-name="P100"/>
          <text:p text:style-name="P126">tar xzf <text:span text:style-name="T122">Wizard</text:span>.tgz</text:p>
          <text:p text:style-name="P126">tar xzf <text:span text:style-name="T122">Panoply</text:span>.tgz</text:p>
          <text:p text:style-name="P53"/>
        </text:list-item>
        <text:list-item>
          <text:p text:style-name="P53">Examine $BASEDIR/rasp.site.runenvironment. <text:span text:style-name="T88">If you have an old version, amend the new copy in the light of this.</text:span> <text:span text:style-name="T38">If you already have the “rangs” database, adjust as necessary. Otherwise, you should untar rangs.tgz in $BASEDIR</text:span></text:p>
          <text:p text:style-name="P53"/>
          <text:p text:style-name="P53"><text:span text:style-name="T38">Note also the flag for “CURR_ONLY”. If true, files produced for a run for REGIONXYZ+1 yield files named </text:span><text:span text:style-name="T4">param.curr.HHMMlst.d2…</text:span><text:span text:style-name="T38"> and not </text:span><text:span text:style-name="T4">param.curr+1.HHMMlst.d2…</text:span></text:p>
          <text:p text:style-name="P55"/>
        </text:list-item>
        <text:list-item>
          <text:p text:style-name="P54"><text:span text:style-name="T87">Examine rasp.site.parameters in the light of </text:span>your old rasp.site.parameters, <text:span text:style-name="T88">if you already have this</text:span>. <text:span text:style-name="T87">Note the addition of $PROXY for curl; uncomment / adjust as necessary.</text:span></text:p>
          <text:p text:style-name="P63"/>
        </text:list-item>
        <text:list-item>
          <text:p text:style-name="P64">If you are doing a first-time installation <text:span text:style-name="T93">from scratch</text:span>, Go <text:span text:style-name="T91">to </text:span>the <text:span text:style-name="T91">section </text:span><text:span text:style-name="T82">First Time Instal</text:span><text:span text:style-name="T83">lation</text:span><text:span text:style-name="T92"> below.</text:span></text:p>
          <text:p text:style-name="P65"/>
          <text:p text:style-name="P64">If you are converting from a working WRFV2 installation, continue with the steps below.</text:p>
        </text:list-item>
      </text:list>
      <text:h text:style-name="P149" text:outline-level="1" text:restart-numbering="true" text:start-value="-1">Conversion from a working WRFV2 Installation</text:h>
      <text:list xml:id="list154516653396964" text:continue-numbering="true" text:style-name="L1">
        <text:list-header>
          <text:p text:style-name="P66"/>
        </text:list-header>
        <text:list-item text:start-value="1">
          <text:p text:style-name="P101"><text:span text:style-name="T68">If you have not already done so, c</text:span><text:span text:style-name="T67">omplete all the Steps 1 to </text:span><text:span text:style-name="T80">9</text:span><text:span text:style-name="T67"> above.</text:span></text:p>
          <text:p text:style-name="P68"/>
        </text:list-item>
        <text:list-item>
          <text:p text:style-name="P56"><text:span text:style-name="T90">In directory $BASEDIR, c</text:span>opy the whole of <text:span text:style-name="T39">region.TEMPLATE </text:span>to REGIONXYZ</text:p>
          <text:p text:style-name="P107"/>
          <text:p text:style-name="P111">cd $BASEDIR</text:p>
          <text:p text:style-name="P108">cp -a <text:span text:style-name="T39">region.template</text:span> REGIONXYZ</text:p>
          <text:p text:style-name="P70"/>
        </text:list-item>
        <text:list-item>
          <text:p text:style-name="P57">Copy your old wrfsi.nl <text:span text:style-name="T37">for REGIONXYZ </text:span>to <text:span text:style-name="T37">$BASEDIR/</text:span>REGIONXYZ</text:p>
          <text:p text:style-name="P57"/>
        </text:list-item>
        <text:list-item>
          <text:p text:style-name="P58"><text:span text:style-name="T33">In </text:span>directory REGIONXYZ, run <text:span text:style-name="T28">wrfsi2wps.pl</text:span> <text:span text:style-name="T35">to make a new namelist.wps.template</text:span></text:p>
          <text:p text:style-name="P109">cd REGIONXYZ</text:p>
          <text:p text:style-name="P109">wrfsi2wps.pl</text:p>
        </text:list-item>
      </text:list>
      <text:p text:style-name="P1"><text:tab/></text:p>
      <text:list xml:id="list154517393673402" text:continue-numbering="true" text:style-name="L1">
        <text:list-item>
          <text:p text:style-name="P59">You may need to adjust wrfsi.nl – it tells you what to do. If you change wrfsi.nl, <text:span text:style-name="T33">you will also need </text:span>to copy it to your website if you<text:span text:style-name="T37">r website </text:span>use<text:span text:style-name="T37">s</text:span> the cgi-bin utilities ij2latlon.PL or latlon2 ij.PL</text:p>
          <text:p text:style-name="P57"/>
        </text:list-item>
        <text:list-item>
          <text:p text:style-name="P60">Run <text:span text:style-name="T28">plotgrids</text:span>. <text:span text:style-name="T89">This is only a confirmation that your region is what you expect; it is not critical if it should fail. </text:span></text:p>
          <text:p text:style-name="P60"/>
          <text:p text:style-name="P60"><text:span text:style-name="T88">E</text:span>nsure that the white line encloses your area of interest, <text:span text:style-name="T88">and remember that there must be a five point region inside the white line for RASP, so it needs to be bigger than the actual area of interest – how much bigger depends on the resolution. </text:span>If <text:span text:style-name="T26">change is needed</text:span>, adjust wrfsi.nl and return to Step <text:span text:style-name="T39">10</text:span>. You <text:span text:style-name="T2">can</text:span> adjust namelist.wps.template, but this <text:span text:style-name="T34">is not recommended as it </text:span>may result in complaints from plotgrids, and you may <text:span text:style-name="T8">need </text:span><text:span text:style-name="T10">an accurate </text:span><text:span text:style-name="T8">wrfsi.nl for your website.</text:span></text:p>
          <text:p text:style-name="P71"/>
        </text:list-item>
        <text:list-item>
          <text:p text:style-name="P83"><text:span text:style-name="T8">Update namelist.input.template to your new namelist.wps.template by running </text:span><text:span text:style-name="T28">wps2input.pl</text:span><text:span text:style-name="T18"> </text:span><text:span text:style-name="T20">T</text:span><text:span text:style-name="T18">his also creates namelist.wps for you (needed by geogrid.exe).</text:span></text:p>
          <text:p text:style-name="P79"/>
        </text:list-item>
        <text:list-item>
          <text:p text:style-name="P72">Run <text:span text:style-name="T32">geogrid.exe</text:span> and check that it finishes with</text:p>
        </text:list-item>
      </text:list>
      <text:p text:style-name="P25">!!!!!!!!!!!!!!!!!!!!!!!!!!!!!!!!!!!!!!!!!!!!! </text:p>
      <text:p text:style-name="P25">! <text:s/>Successful completion of geogrid. <text:s text:c="7"/>! </text:p>
      <text:p text:style-name="P25">!!!!!!!!!!!!!!!!!!!!!!!!!!!!!!!!!!!!!!!!!!!!! </text:p>
      <text:p text:style-name="P30"><text:tab/>If there is a problem, also check geogrid.log<text:tab/></text:p>
      <text:p text:style-name="P29"/>
      <text:list xml:id="list154517054845182" text:continue-numbering="true" text:style-name="L1">
        <text:list-item>
          <text:p text:style-name="P84"><text:span text:style-name="T8">Copy </text:span><text:span text:style-name="T14">your old</text:span><text:span text:style-name="T8"> </text:span><text:span text:style-name="T27">rasp.run.parameters.REGIONXYZ</text:span><text:span text:style-name="T8"> to directory REGIONXYZ</text:span></text:p>
          <text:p text:style-name="P73"/>
        </text:list-item>
        <text:list-item>
          <text:p text:style-name="P85"><text:span text:style-name="T8">Copy your old </text:span><text:span text:style-name="T28">rasp.region_data.ncl</text:span><text:span text:style-name="T21"> (AKA </text:span><text:span text:style-name="T30">rasp.ncl.region.data</text:span><text:span text:style-name="T21">)</text:span><text:span text:style-name="T30"> </text:span><text:span text:style-name="T19">and</text:span><text:span text:style-name="T28"> rasp.site_load*.ncl</text:span><text:span text:style-name="T8"> files from your old NCL </text:span><text:span text:style-name="T11">(or GM)</text:span><text:span text:style-name="T8"> directory to $BASEDIR/GM </text:span><text:span text:style-name="T15">You may wish to </text:span><text:span text:style-name="T17">also </text:span><text:span text:style-name="T15">save the old files as examples to</text:span><text:span text:style-name="T13"> help with your mods.</text:span></text:p>
          <text:p text:style-name="P74"/>
        </text:list-item>
        <text:list-item>
          <text:p text:style-name="P102"><text:span text:style-name="T58">There is now a single </text:span><text:span text:style-name="T59">library for ncl entitled</text:span><text:span text:style-name="T60"> </text:span><text:span text:style-name="T28">ncl_jack_fortran.so</text:span></text:p>
          <text:p text:style-name="P75">which is in $BASEDIR/GM/LIB</text:p>
        </text:list-item>
      </text:list>
      <text:p text:style-name="P8"/>
      <text:p text:style-name="P37">If you insist on running a 32-bit version of ncl, copy DrJack's <text:soft-page-break/><text:span text:style-name="T32">ncl_jack_fortran.so</text:span> and <text:span text:style-name="T32">wrf_user_fortran_util_0.so</text:span> to $BASEDIR/GM/LIB </text:p>
      <text:p text:style-name="P12"/>
      <text:list xml:id="list154517352859084" text:continue-numbering="true" text:style-name="L1">
        <text:list-item>
          <text:p text:style-name="P76">Run the program(!): do</text:p>
          <text:list>
            <text:list-header>
              <text:p text:style-name="P127"><text:span text:style-name="T28">runGM REGIONXYZ </text:span><text:span text:style-name="T29">&amp;</text:span><text:span text:style-name="T8"> </text:span></text:p>
            </text:list-header>
          </text:list>
        </text:list-item>
      </text:list>
      <text:p text:style-name="P38">Note that you do not need to run this in the REGIONXYZ directory</text:p>
      <text:list xml:id="list154517426853653" text:continue-numbering="true" text:style-name="L1">
        <text:list-item>
          <text:list>
            <text:list-item>
              <text:list>
                <text:list-item>
                  <text:list>
                    <text:list-item>
                      <text:list>
                        <text:list-item>
                          <text:list>
                            <text:list-item>
                              <text:list>
                                <text:list-item>
                                  <text:list>
                                    <text:list-item>
                                      <text:list>
                                        <text:list-item>
                                          <text:list>
                                            <text:list-header>
                                              <text:p text:style-name="P134">Check progress with </text:p>
                                              <text:p text:style-name="P133">tail -f <text:span text:style-name="T36">$BASEDIR/REGIONXYZ/</text:span>LOG/GM.printout</text:p>
                                            </text:list-header>
                                          </text:list>
                                        </text:list-item>
                                      </text:list>
                                    </text:list-item>
                                  </text:list>
                                </text:list-item>
                              </text:list>
                            </text:list-item>
                          </text:list>
                        </text:list-item>
                      </text:list>
                    </text:list-item>
                  </text:list>
                </text:list-item>
              </text:list>
            </text:list-item>
          </text:list>
        </text:list-item>
      </text:list>
      <text:p text:style-name="P6"/>
      <text:h text:style-name="P150" text:outline-level="2" text:is-list-header="true"><text:span text:style-name="T111">B) </text:span>First time Installation</text:h>
      <text:list xml:id="list154518020381048" text:continue-numbering="true" text:style-name="L1">
        <text:list-header>
          <text:p text:style-name="P117"/>
        </text:list-header>
        <text:list-item text:start-value="1">
          <text:p text:style-name="P119"><text:span text:style-name="T98">If you have not already done so, complete all the Steps 1 to 9 at the start of this document.</text:span></text:p>
          <text:p text:style-name="P120"/>
        </text:list-item>
        <text:list-item>
          <text:p text:style-name="P121"><text:span text:style-name="T125">N</text:span>ote the Section below <text:span text:style-name="T107">on </text:span>“Installation Testing”</text:p>
          <text:p text:style-name="P120"/>
        </text:list-item>
        <text:list-item>
          <text:p text:style-name="P118"><text:span text:style-name="T105">C</text:span>opy the whole of <text:span text:style-name="T39">region.TEMPLATE to YOUR_DOMAIN_NAME</text:span></text:p>
          <text:p text:style-name="P118"/>
          <text:list>
            <text:list-header>
              <text:p text:style-name="P112">cd $BASEDIR</text:p>
              <text:p text:style-name="P113">cp -a region.TEMPLATE/* <text:span text:style-name="T99">YOUR_REGION</text:span></text:p>
            </text:list-header>
          </text:list>
          <text:p text:style-name="P86"/>
          <text:p text:style-name="P86"><text:span text:style-name="T67">Note </text:span><text:span text:style-name="T107">the</text:span><text:span text:style-name="T67"> use of the -a flag!</text:span></text:p>
          <text:p text:style-name="P69"/>
        </text:list-item>
        <text:list-item>
          <text:p text:style-name="P67"><text:span text:style-name="T94">Install </text:span><text:span text:style-name="T84">DomainWizard </text:span><text:span text:style-name="T94">from the RASP archive. Although available on the net, the archive version has been patched for RASP file locations. It is recommended to also install </text:span><text:span text:style-name="T84">Panoply</text:span><text:span text:style-name="T95">,</text:span><text:span text:style-name="T84"> </text:span><text:span text:style-name="T94">from the RASP archive or from </text:span><text:a xlink:type="simple" xlink:href="https://www.giss.nasa.gov/tools/panoply/" text:style-name="Internet_20_link" text:visited-style-name="Visited_20_Internet_20_Link"><text:span text:style-name="T94">https://www.giss.nasa.gov/tools/panoply/</text:span></text:a><text:span text:style-name="T94"> </text:span></text:p>
          <text:p text:style-name="P67"/>
          <text:p text:style-name="P67">Note that you will need java<text:span text:style-name="T123">6</text:span> run-time for both of these utilities. <text:span text:style-name="T107">Install from your neighbourhood repo as necessary.</text:span></text:p>
          <text:p text:style-name="P89"/>
        </text:list-item>
        <text:list-item>
          <text:p text:style-name="P90">Run <text:span text:style-name="T120">d</text:span><text:span text:style-name="T119">omain</text:span><text:span text:style-name="T120">w</text:span><text:span text:style-name="T119">izard</text:span> <text:span text:style-name="T124">to a shell prompt in directory $BASEDIR </text:span>to <text:span text:style-name="T105">populate</text:span> your new domain <text:span text:style-name="T99">YOUR_REGION</text:span>. </text:p>
        </text:list-item>
      </text:list>
      <text:p text:style-name="P9"/>
      <text:list xml:id="list5003517295830508339" text:style-name="L2">
        <text:list-item>
          <text:list>
            <text:list-item>
              <text:p text:style-name="P135"><text:span text:style-name="T77">First time out, c</text:span><text:span text:style-name="T71">onfigure the setup: Select</text:span></text:p>
            </text:list-item>
          </text:list>
        </text:list-item>
      </text:list>
      <text:p text:style-name="P39"><text:span text:style-name="T71"><text:tab/>$BASEDIR/bin for </text:span><text:span text:style-name="T77">WPS</text:span><text:span text:style-name="T71"> programs</text:span></text:p>
      <text:p text:style-name="P39"><text:span text:style-name="T66"><text:tab/></text:span><text:span text:style-name="T71">$BASEDIR/geog for the Geography database</text:span></text:p>
      <text:p text:style-name="P40"><text:tab/>$BASEDIR for Domains</text:p>
      <text:list xml:id="list6226463605060073975" text:style-name="L3">
        <text:list-header>
          <text:p text:style-name="P143"/>
        </text:list-header>
      </text:list>
      <text:list xml:id="list5742641823626719808" text:style-name="L4">
        <text:list-item>
          <text:list>
            <text:list-item>
              <text:p text:style-name="P136"><text:span text:style-name="T73">Select “Open or Delete a domain”. Click Next (at Bottom-Right). Ignore the Error. </text:span><text:span text:style-name="T74">Select YOUR_REGION in the box at the left. Click Next</text:span></text:p>
              <text:p text:style-name="P137"/>
            </text:list-item>
            <text:list-item>
              <text:p text:style-name="P141"><text:span text:style-name="T72">Locate the locality of your region </text:span><text:span text:style-name="T78">on the map </text:span><text:span text:style-name="T72">and Click-Drag to define the region (the MOAD –</text:span><text:span text:style-name="T78"> Mother Of All Domains</text:span><text:span text:style-name="T72">). Note that this must be larger than the region you actually want.</text:span></text:p>
              <text:p text:style-name="P138"/>
            </text:list-item>
            <text:list-item>
              <text:p text:style-name="P138">Select “Type” to be Lambert Conformal</text:p>
              <text:p text:style-name="P138"/>
            </text:list-item>
            <text:list-item>
              <text:p text:style-name="P142"><text:span text:style-name="T71">P</text:span><text:span text:style-name="T40">lay with the values on the right and / or drag the box</text:span></text:p>
              <text:p text:style-name="P138"/>
            </text:list-item>
            <text:list-item>
              <text:p text:style-name="P138">Click “Update Map”. Note that you cannot adjust any parameters in Projection Options after you have done this, although you can adjust the MOAD. If you want to change the Projection Options, you must “Start Over”, so you may wish to note the current values.</text:p>
              <text:p text:style-name="P138"/>
            </text:list-item>
            <text:list-item>
              <text:p text:style-name="P139">Click the “Nests” tab at the top-right <text:s/>and click New and OK. Drag the Nest domain to what you want. Note that the must always be 5 points around it which are inside the MOAD. When you’r happy click Next.</text:p>
              <text:p text:style-name="P139"/>
            </text:list-item>
            <text:list-item>
              <text:p text:style-name="P139"><text:soft-page-break/>You can ignore the next screen: click Next.</text:p>
              <text:p text:style-name="P139"/>
            </text:list-item>
            <text:list-item>
              <text:p text:style-name="P139">Click “geogrid” under Run / Step 1</text:p>
              <text:p text:style-name="P140"/>
            </text:list-item>
            <text:list-item>
              <text:p text:style-name="P140">Ensure that the output finishes with</text:p>
              <text:list>
                <text:list-item>
                  <text:list>
                    <text:list-item>
                      <text:list>
                        <text:list-item>
                          <text:list>
                            <text:list-item>
                              <text:list>
                                <text:list-item>
                                  <text:list>
                                    <text:list-item>
                                      <text:list>
                                        <text:list-item>
                                          <text:list>
                                            <text:list-header>
                                              <text:p text:style-name="P140">“*** Successful completion of program geogrid.exe”</text:p>
                                              <text:p text:style-name="P140"/>
                                            </text:list-header>
                                          </text:list>
                                        </text:list-item>
                                      </text:list>
                                    </text:list-item>
                                  </text:list>
                                </text:list-item>
                              </text:list>
                            </text:list-item>
                          </text:list>
                        </text:list-item>
                      </text:list>
                    </text:list-item>
                  </text:list>
                </text:list-item>
              </text:list>
            </text:list-item>
            <text:list-item>
              <text:p text:style-name="P92">Quit the program - “Actions | Close”. </text:p>
              <text:p text:style-name="P92"/>
            </text:list-item>
            <text:list-item>
              <text:p text:style-name="P93">It all sounds simple :-)</text:p>
            </text:list-item>
          </text:list>
        </text:list-item>
      </text:list>
      <text:p text:style-name="P31"/>
      <text:list xml:id="list154517229539661" text:continue-list="list154518020381048" text:style-name="L1">
        <text:list-item>
          <text:p text:style-name="P91">In directory <text:span text:style-name="T99">YOUR_REGION</text:span>, move (or copy) namelist.wps to namelist.wps.wzd and <text:span text:style-name="T98">similarly for </text:span>namelist.input </text:p>
          <text:p text:style-name="P90"/>
          <text:list>
            <text:list-header>
              <text:p text:style-name="P114">cd $BASEDIR/<text:span text:style-name="T112">YOUR_REGION</text:span></text:p>
              <text:p text:style-name="P114">mv namelist.wps namelist.wps.wzd</text:p>
              <text:p text:style-name="P114">mv namelist.input namelist.input.wzd</text:p>
            </text:list-header>
          </text:list>
          <text:p text:style-name="P87"/>
          <text:p text:style-name="P87"><text:span text:style-name="T81">WARNING:</text:span> <text:span text:style-name="T107">If you do not do this you may </text:span>los<text:span text:style-name="T107">e</text:span> your results from domainwizard!</text:p>
          <text:p text:style-name="P87"/>
        </text:list-item>
        <text:list-item>
          <text:p text:style-name="P87">Still in <text:span text:style-name="T99">this </text:span>directory, run wzd2wps.pl</text:p>
          <text:p text:style-name="P61"/>
          <text:list>
            <text:list-header>
              <text:p text:style-name="P115">wzd2wps.pl</text:p>
            </text:list-header>
          </text:list>
          <text:p text:style-name="P94"/>
          <text:p text:style-name="P94">Note that this will fail if you do not have a namelist.wps.wzd</text:p>
          <text:p text:style-name="P87"/>
        </text:list-item>
        <text:list-item>
          <text:p text:style-name="P87">And then run wps2input</text:p>
          <text:p text:style-name="P62"/>
          <text:list>
            <text:list-header>
              <text:p text:style-name="P115">wps2input.pl</text:p>
            </text:list-header>
          </text:list>
          <text:p text:style-name="P87"/>
        </text:list-item>
        <text:list-item>
          <text:p text:style-name="P95">Edit the file rasp.run.parameters.REGIONXYZ for your region. This will entail:</text:p>
          <text:p text:style-name="P88"/>
        </text:list-item>
      </text:list>
      <text:list xml:id="list1725969007292273508" text:style-name="L5">
        <text:list-item>
          <text:p text:style-name="P144">Renaming the file <text:span text:style-name="T98">to </text:span>rasp.region.parameters.YOUR_REGION</text:p>
        </text:list-item>
        <text:list-item>
          <text:p text:style-name="P145">Changing the string “REGIONXYZ” to “YOUR_REGION” throughout the file.</text:p>
        </text:list-item>
        <text:list-item>
          <text:p text:style-name="P145">Adjusting the GRIB parameters: if you are using subarea GRIBFILEs (recommended!), you will need to specify the limits, as indicated. See below for how to determine these.</text:p>
        </text:list-item>
        <text:list-item>
          <text:p text:style-name="P146">Adjust LSEND &amp; LSAVE as required. It is suggested to set LSEND to 0 for testing.</text:p>
        </text:list-item>
        <text:list-item>
          <text:p text:style-name="P146">Set the GRIB file list parameters. “0Z” is the “Initialisation Time”; “+3” is the off<text:span text:style-name="T97">s</text:span>et from that, <text:span text:style-name="T96">so, for example, ‘12Z+18’ is 06Z on the next day.</text:span></text:p>
        </text:list-item>
        <text:list-item>
          <text:p text:style-name="P147">The FORECAST_PERIODHRS is the time from the start of the first GRIBFILE to the end of the last.</text:p>
        </text:list-item>
      </text:list>
      <text:list xml:id="list154518077184002" text:continue-list="list154517229539661" text:style-name="L1">
        <text:list-header>
          <text:p text:style-name="P88"/>
        </text:list-header>
        <text:list-item>
          <text:p text:style-name="P96">Edit the file $BASEDIR/GM/rasp.region_data.ncl <text:span text:style-name="T100">Details are given at the head of the file.</text:span></text:p>
          <text:p text:style-name="P96"/>
        </text:list-item>
        <text:list-item>
          <text:p text:style-name="P97">You may wish to edit $BASEDIR/rasp.site_load.*.ncl at some point.</text:p>
          <text:p text:style-name="P97"/>
        </text:list-item>
        <text:list-item>
          <text:p text:style-name="P77">Run the program(!): do</text:p>
          <text:list>
            <text:list-header>
              <text:p text:style-name="P98"><text:span text:style-name="T28">runGM REGIONXYZ </text:span><text:span text:style-name="T29">&amp;</text:span><text:span text:style-name="T8"> </text:span></text:p>
            </text:list-header>
          </text:list>
          <text:p text:style-name="P78"><text:soft-page-break/>Note that you do not need to run this in the REGIONXYZ directory. </text:p>
          <text:p text:style-name="P77">Check progress with </text:p>
          <text:list text:continue-numbering="true">
            <text:list-header>
              <text:p text:style-name="P110">tail -f <text:span text:style-name="T36">$BASEDIR/YOUR_REGION/</text:span>LOG/GM.printout</text:p>
            </text:list-header>
          </text:list>
        </text:list-item>
      </text:list>
      <text:p text:style-name="P10"/>
      <text:p text:style-name="P34"/>
      <text:p text:style-name="P32"><text:span text:style-name="T108">D</text:span>etermining Values for sub-region grib files</text:p>
      <text:p text:style-name="P34"/>
      <text:p text:style-name="Text_20_body"><text:span text:style-name="T79">Panoply can provide accurate values for the extreme values of Latitude and Longitude for your domain. Note tha</text:span><text:span text:style-name="T114">t this </text:span><text:span text:style-name="T115">must</text:span><text:span text:style-name="T116"> be for the MOAD </text:span><text:span text:style-name="T117">(d01</text:span><text:span text:style-name="T62">)</text:span></text:p>
      <text:list xml:id="list3226770604933330346" text:style-name="L6">
        <text:list-item>
          <text:p text:style-name="P49">Run panoply: </text:p>
        </text:list-item>
      </text:list>
      <text:p text:style-name="P24">panoply $BASEDIR/YOUR_REGION/geo_em.d01.nc</text:p>
      <text:list xml:id="list8546192015038665340" text:style-name="L7">
        <text:list-item>
          <text:p text:style-name="P50">“Create Plot” for <text:span text:style-name="T112">some</text:span> par<text:span text:style-name="T112">a</text:span>meter, for example HGT_M,</text:p>
        </text:list-item>
        <text:list-item>
          <text:p text:style-name="P50">Adjust the map (Map tab at bottom) so that the entire MOAD is visible</text:p>
        </text:list-item>
        <text:list-item>
          <text:p text:style-name="P51"><text:span text:style-name="T22">Determine the locations of the extremes of Lat &amp; Lon. Note that this may not be </text:span><text:span text:style-name="T25">where</text:span><text:span text:style-name="T24"> expected</text:span><text:span text:style-name="T22">!</text:span></text:p>
        </text:list-item>
        <text:list-item>
          <text:p text:style-name="P50">Create a “plot” of XLAT_M</text:p>
        </text:list-item>
        <text:list-item>
          <text:p text:style-name="P50">Select the “Array 1” tab at the top, adjust the format to “%.3f” at the bottom and determine the max &amp; min latitudes. Note that the layout of the numbers is as on the plot.</text:p>
        </text:list-item>
        <text:list-item>
          <text:p text:style-name="P50">Repeat the above two steps for XLONG_M</text:p>
        </text:list-item>
        <text:list-item>
          <text:p text:style-name="P51"><text:span text:style-name="T22">Round the values obtained to define a </text:span><text:span text:style-name="T6">larger</text:span><text:span text:style-name="T22"> region – so further East, further North, etc.</text:span></text:p>
        </text:list-item>
        <text:list-item>
          <text:p text:style-name="P50">Use these values in rasp.run.parameters.YOUR_REGION</text:p>
        </text:list-item>
      </text:list>
      <text:p text:style-name="P33"><text:span text:style-name="T109">If you get missing values at the metgrid stage </text:span><text:span text:style-name="T110">when running rasp</text:span><text:span text:style-name="T109">, it probably because you</text:span><text:line-break/><text:span text:style-name="T109">are using GFSA and the area you are requesting for the grib files is not large enough to cover the entire MOAD.</text:span></text:p>
      <text:p text:style-name="P35"/>
      <text:list xml:id="list154518049134571" text:continue-list="list154518077184002" text:style-name="L1">
        <text:list-header>
          <text:p text:style-name="P122"><text:span text:style-name="T75">Installation </text:span><text:span text:style-name="T76">Testing</text:span></text:p>
        </text:list-header>
      </text:list>
      <text:p text:style-name="P10"/>
      <text:p text:style-name="P19">If you have never run RASP before, you are strongly advised to run a ready-to-go test region to ensure that all the infrastructure required is in place.</text:p>
      <text:p text:style-name="P11"/>
      <text:p text:style-name="P17">If your region is in the USA, test by running the PANOCHE region. To do this, ship and unpack PANOCHE.tgz in $BASEDIR and run it:</text:p>
      <text:p text:style-name="P17"/>
      <text:p text:style-name="P17"><text:tab/><text:span text:style-name="T27">tar xzf PANOCHE.tgz</text:span></text:p>
      <text:p text:style-name="P22"><text:tab/>runGM PANOCHE &amp;</text:p>
      <text:p text:style-name="P22"><text:tab/>tail -f $BASEDIR/PANOCHE/<text:span text:style-name="T101">LOG/GM.printout</text:span></text:p>
      <text:p text:style-name="P17"/>
      <text:p text:style-name="P20">Otherwise, test by running one of the UK regions; the quickest to run is UK12. To do this, ship and unpack UKregions.tgz in $BASEDIR and run it:</text:p>
      <text:p text:style-name="P28"/>
      <text:p text:style-name="P18"><text:tab/><text:span text:style-name="T27">tar xzf </text:span><text:span text:style-name="T31">UKregions</text:span><text:span text:style-name="T27">.tgz</text:span></text:p>
      <text:p text:style-name="P23"><text:tab/>runGM <text:span text:style-name="T101">UK12</text:span> &amp;</text:p>
      <text:p text:style-name="P23"><text:tab/>tail -f $BASEDIR/<text:span text:style-name="T101">UK12</text:span>/<text:span text:style-name="T101">GM.printout</text:span></text:p>
      <text:p text:style-name="P21"/>
      <text:list xml:id="list8264893735331533882" text:style-name="L8">
        <text:list-header>
          <text:p text:style-name="P123"><text:span text:style-name="T102">General Notes on RASP – WRFV3 </text:span><text:span text:style-name="T103">(RASP-V3 ?)</text:span></text:p>
          <text:p text:style-name="P99"/>
        </text:list-header>
      </text:list>
      <text:list xml:id="list2854821445983443403" text:style-name="L9">
        <text:list-item>
          <text:p text:style-name="P103"><text:span text:style-name="T42">T</text:span><text:span text:style-name="T43">he directory stucture has changed </text:span><text:span text:style-name="T63">completely</text:span><text:span text:style-name="T43"> </text:span><text:span text:style-name="T53">from that of WRFV2:</text:span></text:p>
        </text:list-item>
      </text:list>
      <text:p text:style-name="P5"/>
      <text:p text:style-name="P16"><text:span text:style-name="T8">All excutables are now in are now in $BASEDIR/bin </text:span><text:span text:style-name="T9">(although </text:span><text:span text:style-name="T12">GM.pl </text:span><text:span text:style-name="T9">is </text:span><text:span text:style-name="T12">still </text:span><text:span text:style-name="T9">cop</text:span><text:span text:style-name="T12">ied</text:span><text:span text:style-name="T9"> </text:span><text:span text:style-name="T12">t</text:span><text:span text:style-name="T9">o $BASEDIR/REGIONXYZ </text:span><text:span text:style-name="T12">from $BASEDIR/bin/GM-master.pl</text:span><text:span text:style-name="T9">)</text:span></text:p>
      <text:p text:style-name="P15"/>
      <text:p text:style-name="P15">Everyt<text:span text:style-name="T126">h</text:span>ing related to REGIONXYZ is now in $BASEDIR/REGIONXYZ</text:p>
      <text:list xml:id="list154516688959644" text:continue-list="list8264893735331533882" text:style-name="L8">
        <text:list-item>
          <text:p text:style-name="P128"><text:span text:style-name="T9">G</text:span><text:span text:style-name="T8">M.{printout,stdout,stderr} are in $BASEDIR/REGIONXYZ/</text:span><text:span text:style-name="T16">LOG</text:span></text:p>
        </text:list-item>
        <text:list-item>
          <text:p text:style-name="P130">GRIB files are in $BASEDIR/<text:span text:style-name="T86">REGIONXYZ/</text:span>GRIB</text:p>
        </text:list-item>
        <text:list-item>
          <text:p text:style-name="P129"><text:span text:style-name="T9">A</text:span><text:span text:style-name="T8">ll </text:span><text:span text:style-name="T17">NCL</text:span><text:span text:style-name="T12"> logfiles</text:span><text:span text:style-name="T8"> </text:span><text:span text:style-name="T11">are </text:span><text:span text:style-name="T12">also </text:span><text:span text:style-name="T8">in $BASEDIR/REGIONXYZ/LOG</text:span></text:p>
        </text:list-item>
        <text:list-item>
          <text:p text:style-name="P131">All HTML output is in $BASEDIR/REGIONXYZ/HTML <text:span text:style-name="T39">This is a link to $BASEDIR/HTML, which could also be a link</text:span> (<text:span text:style-name="T39">say to /var/www/html</text:span>).</text:p>
        </text:list-item>
        <text:list-item>
          <text:p text:style-name="P132">The OUT directory <text:span text:style-name="T37">(in $BASEDIR/REGIONXYZ) </text:span>no longer has a REGIONXYZ subdirectory</text:p>
        </text:list-item>
      </text:list>
      <text:p text:style-name="P2"/>
      <text:list xml:id="list154518035817182" text:continue-numbering="true" text:style-name="L8">
        <text:list-item>
          <text:p text:style-name="P106"><text:span text:style-name="T42">You will need a bucketload of OS-supplied utilities, </text:span><text:span text:style-name="T44">but </text:span><text:span text:style-name="T45">r</text:span><text:span text:style-name="T42">unGM checks for them. </text:span><text:span text:style-name="T52">B</text:span><text:span text:style-name="T42">e aware that the code requires ncl V6. If you have compiled this </text:span><text:span text:style-name="T46">and/</text:span><text:span text:style-name="T42">or it is installed in a non-standard place </text:span><text:span text:style-name="T46">(e.g. /opt/bin)</text:span><text:span text:style-name="T42">, make sure that </text:span><text:span text:style-name="T52">this</text:span><text:span text:style-name="T42"> is in your $PATH. </text:span><text:span text:style-name="T55">You will still need to install the perl module “Proc::Background”. See Step 5 of</text:span><text:span text:style-name="T42"> </text:span><text:a xlink:type="simple" xlink:href="http://www.drjack.info/twiki/bin/view/RASPop/ProgramInstall" text:style-name="Internet_20_link" text:visited-style-name="Visited_20_Internet_20_Link"><text:span text:style-name="T55">http://www.drjack.info/twiki/bin/view/RASPop/ProgramInstall</text:span></text:a><text:span text:style-name="T55"> if you don’t know how.</text:span></text:p>
        </text:list-item>
      </text:list>
      <text:p text:style-name="P3"/>
      <text:list xml:id="list154517020902717" text:continue-numbering="true" text:style-name="L8">
        <text:list-item>
          <text:p text:style-name="P80">This code does not do Windowed runs, nor Threaded runs <text:span text:style-name="T104">(yet?)</text:span></text:p>
        </text:list-item>
      </text:list>
      <text:p text:style-name="P7"/>
      <text:list xml:id="list154517875276284" text:continue-numbering="true" text:style-name="L8">
        <text:list-item>
          <text:p text:style-name="P104"><text:span text:style-name="T47">You need the “geog” database only if you are building a domain, specifically if you are going to run geogrid.exe. If you have, in $BASEDIR/REGIONXYZ, the following </text:span><text:span text:style-name="T48">file</text:span><text:span text:style-name="T51">s</text:span><text:span text:style-name="T48"> in </text:span><text:span text:style-name="T57">bold</text:span><text:span text:style-name="T47">, </text:span><text:span text:style-name="T64">appropriate </text:span><text:span text:style-name="T65">for your region</text:span><text:span text:style-name="T47">, you do not need it:</text:span></text:p>
        </text:list-item>
      </text:list>
      <text:p text:style-name="P4"/>
      <text:p text:style-name="P13">geo_em.d01.nc<text:tab/><text:tab/><text:tab/>namelist.wps</text:p>
      <text:p text:style-name="P13">geo_em.d02.nc<text:tab/><text:tab/><text:tab/>namelist.input.template</text:p>
      <text:p text:style-name="P14">geogrid.log<text:tab/><text:tab/><text:tab/><text:tab/><text:span text:style-name="T81">namelist.input</text:span></text:p>
      <text:p text:style-name="P14">wps_show_dom.png<text:tab/><text:tab/><text:span text:style-name="T81">namelist.input.template</text:span></text:p>
      <text:p text:style-name="P14">wrfsi.nl</text:p>
      <text:p text:style-name="P14"/>
      <text:p text:style-name="P14"><text:span text:style-name="T85">The non-bold files are optional, but recommended. Note that </text:span>you can prepare these files on another machine, and ship them to a “production” machine.</text:p>
      <text:p text:style-name="P14"/>
      <text:list xml:id="list154516864679497" text:continue-numbering="true" text:style-name="L8">
        <text:list-item>
          <text:p text:style-name="P105"><text:span text:style-name="T49">This V3.6.1 setup uses “adaptive time_ste</text:span><text:span text:style-name="T47">p” for wrf.exe. Tests have indicated that th</text:span><text:span text:style-name="T54">is</text:span><text:span text:style-name="T47"> “fully automatic” mode </text:span><text:span text:style-name="T49">can sometimes crash. The scripts provide a namelist.input.template that limits time_step to 10*dx where dx is the domain grid resolution in km. If you still get crashes, </text:span><text:span text:style-name="T50">you can revert to a manual time_step setting (set use_adaptive_time_step to “.false” and adjust the value of time_step</text:span><text:span text:style-name="T51">)</text:span><text:span text:style-name="T50">. Alternatively you can adjust max_time_step.</text:span></text:p>
          <text:p text:style-name="P81"/>
          <text:p text:style-name="P105"><text:span text:style-name="T50">You may need to read </text:span><text:a xlink:type="simple" xlink:href="http://www2.mmm.ucar.edu/wrf/users/docs/user_guide_V3/users_guide_chap5.htm#adaptive" text:style-name="Internet_20_link" text:visited-style-name="Visited_20_Internet_20_Link"><text:span text:style-name="T50">http://www2.mmm.ucar.edu/wrf/users/docs/user_guide_V3/users_guide_chap5.htm#adaptive</text:span></text:a><text:span text:style-name="T50"> (and understand it!) Search “adaptive time step” when viewing that page.</text:span></text:p>
          <text:p text:style-name="P82"/>
        </text:list-item>
        <text:list-item>
          <text:p text:style-name="P116"><text:span text:style-name="T49">T</text:span><text:span text:style-name="T41">his version supports ETA and GFSN (0.5 degree resolution only) and GFSA (at 0.25 degree resolution, with all 48 levels – i.e. the main parameters and the additional parameters). GFSA is </text:span><text:span text:style-name="T56">highly recommended</text:span><text:span text:style-name="T41"> for use outside the US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09:48:21.849636496</meta:creation-date>
    <dc:date>2017-12-22T15:45:15.916097198</dc:date>
    <meta:editing-duration>PT14H57M53S</meta:editing-duration>
    <meta:editing-cycles>22</meta:editing-cycles>
    <meta:generator>LibreOffice/5.2.7.2$Linux_X86_64 LibreOffice_project/20$Build-2</meta:generator>
    <meta:document-statistic meta:table-count="0" meta:image-count="0" meta:object-count="0" meta:page-count="8" meta:paragraph-count="163" meta:word-count="1901" meta:character-count="11769" meta:non-whitespace-character-count="10003"/>
  </office:meta>
</office:document-meta>
</file>